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8704890" table:style-name="ce5">
            <text:p>8.704.890</text:p>
          </table:table-cell>
          <table:table-cell office:value-type="float" office:value="1658600" table:style-name="ce5">
            <text:p>1.658.6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2694740" table:style-name="ce6">
            <text:p>12.694.740</text:p>
          </table:table-cell>
          <table:table-cell office:value-type="float" office:value="11624401" table:style-name="ce6">
            <text:p>11.624.401</text:p>
          </table:table-cell>
          <table:table-cell office:value-type="percentage" office:value="0.91568641815429064" table:style-name="ce7">
            <text:p>91,6%</text:p>
          </table:table-cell>
          <table:table-cell office:value-type="float" office:value="6456822" table:style-name="ce5">
            <text:p>6.456.822</text:p>
          </table:table-cell>
          <table:table-cell office:value-type="float" office:value="5751416" table:style-name="ce5">
            <text:p>5.751.416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414845" table:style-name="ce5">
            <text:p>1.414.845</text:p>
          </table:table-cell>
          <table:table-cell office:value-type="float" office:value="237600" table:style-name="ce5">
            <text:p>237.6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2002845" table:style-name="ce6">
            <text:p>2.002.845</text:p>
          </table:table-cell>
          <table:table-cell office:value-type="float" office:value="1831909" table:style-name="ce6">
            <text:p>1.831.909</text:p>
          </table:table-cell>
          <table:table-cell office:value-type="percentage" office:value="0.91465340553063268" table:style-name="ce7">
            <text:p>91,5%</text:p>
          </table:table-cell>
          <table:table-cell office:value-type="float" office:value="1010169" table:style-name="ce5">
            <text:p>1.010.169</text:p>
          </table:table-cell>
          <table:table-cell office:value-type="float" office:value="926298" table:style-name="ce5">
            <text:p>926.298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129955" table:style-name="ce5">
            <text:p>1.129.955</text:p>
          </table:table-cell>
          <table:table-cell office:value-type="float" office:value="155400" table:style-name="ce5">
            <text:p>155.4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570955" table:style-name="ce6">
            <text:p>1.570.955</text:p>
          </table:table-cell>
          <table:table-cell office:value-type="float" office:value="1560028" table:style-name="ce6">
            <text:p>1.560.028</text:p>
          </table:table-cell>
          <table:table-cell office:value-type="percentage" office:value="0.99304435836799909" table:style-name="ce7">
            <text:p>99,3%</text:p>
          </table:table-cell>
          <table:table-cell office:value-type="float" office:value="839473" table:style-name="ce5">
            <text:p>839.473</text:p>
          </table:table-cell>
          <table:table-cell office:value-type="float" office:value="779873" table:style-name="ce5">
            <text:p>779.873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165680" table:style-name="ce5">
            <text:p>1.165.680</text:p>
          </table:table-cell>
          <table:table-cell office:value-type="float" office:value="278700" table:style-name="ce5">
            <text:p>278.7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763180" table:style-name="ce6">
            <text:p>1.763.180</text:p>
          </table:table-cell>
          <table:table-cell office:value-type="float" office:value="1484950" table:style-name="ce6">
            <text:p>1.484.950</text:p>
          </table:table-cell>
          <table:table-cell office:value-type="percentage" office:value="0.84219988883721453" table:style-name="ce7">
            <text:p>84,2%</text:p>
          </table:table-cell>
          <table:table-cell office:value-type="float" office:value="812707" table:style-name="ce5">
            <text:p>812.707</text:p>
          </table:table-cell>
          <table:table-cell office:value-type="float" office:value="755514" table:style-name="ce5">
            <text:p>755.514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160960" table:style-name="ce5">
            <text:p>2.160.960</text:p>
          </table:table-cell>
          <table:table-cell office:value-type="float" office:value="443900" table:style-name="ce5">
            <text:p>443.9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3242210" table:style-name="ce6">
            <text:p>3.242.210</text:p>
          </table:table-cell>
          <table:table-cell office:value-type="float" office:value="2885319" table:style-name="ce6">
            <text:p>2.885.319</text:p>
          </table:table-cell>
          <table:table-cell office:value-type="percentage" office:value="0.88992353980772376" table:style-name="ce7">
            <text:p>89,0%</text:p>
          </table:table-cell>
          <table:table-cell office:value-type="float" office:value="1596996" table:style-name="ce5">
            <text:p>1.596.996</text:p>
          </table:table-cell>
          <table:table-cell office:value-type="float" office:value="1435123" table:style-name="ce5">
            <text:p>1.435.123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624345" table:style-name="ce5">
            <text:p>624.345</text:p>
          </table:table-cell>
          <table:table-cell office:value-type="float" office:value="99000" table:style-name="ce5">
            <text:p>99.0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878495" table:style-name="ce6">
            <text:p>878.495</text:p>
          </table:table-cell>
          <table:table-cell office:value-type="float" office:value="800019" table:style-name="ce6">
            <text:p>800.019</text:p>
          </table:table-cell>
          <table:table-cell office:value-type="percentage" office:value="0.91066995258937156" table:style-name="ce7">
            <text:p>91,1%</text:p>
          </table:table-cell>
          <table:table-cell office:value-type="float" office:value="440939" table:style-name="ce5">
            <text:p>440.939</text:p>
          </table:table-cell>
          <table:table-cell office:value-type="float" office:value="390166" table:style-name="ce5">
            <text:p>390.166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649765" table:style-name="ce5">
            <text:p>2.649.765</text:p>
          </table:table-cell>
          <table:table-cell office:value-type="float" office:value="373900" table:style-name="ce5">
            <text:p>373.9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650915" table:style-name="ce6">
            <text:p>3.650.915</text:p>
          </table:table-cell>
          <table:table-cell office:value-type="float" office:value="3443738" table:style-name="ce6">
            <text:p>3.443.738</text:p>
          </table:table-cell>
          <table:table-cell office:value-type="percentage" office:value="0.94325340359882381" table:style-name="ce7">
            <text:p>94,3%</text:p>
          </table:table-cell>
          <table:table-cell office:value-type="float" office:value="1904876" table:style-name="ce5">
            <text:p>1.904.876</text:p>
          </table:table-cell>
          <table:table-cell office:value-type="float" office:value="1723196" table:style-name="ce5">
            <text:p>1.723.196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135115" table:style-name="ce5">
            <text:p>2.135.115</text:p>
          </table:table-cell>
          <table:table-cell office:value-type="float" office:value="387800" table:style-name="ce5">
            <text:p>387.800</text:p>
          </table:table-cell>
          <table:table-cell office:value-type="float" office:value="460900" table:style-name="ce5">
            <text:p>460.900</text:p>
          </table:table-cell>
          <table:table-cell office:value-type="float" office:value="101375" table:style-name="ce5">
            <text:p>101.375</text:p>
          </table:table-cell>
          <table:table-cell office:value-type="float" office:value="3085190" table:style-name="ce6">
            <text:p>3.085.190</text:p>
          </table:table-cell>
          <table:table-cell office:value-type="float" office:value="2757579" table:style-name="ce6">
            <text:p>2.757.579</text:p>
          </table:table-cell>
          <table:table-cell office:value-type="percentage" office:value="0.89381172634424455" table:style-name="ce7">
            <text:p>89,4%</text:p>
          </table:table-cell>
          <table:table-cell office:value-type="float" office:value="1550314" table:style-name="ce5">
            <text:p>1.550.314</text:p>
          </table:table-cell>
          <table:table-cell office:value-type="float" office:value="1361174" table:style-name="ce5">
            <text:p>1.361.174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092340" table:style-name="ce5">
            <text:p>8.092.340</text:p>
          </table:table-cell>
          <table:table-cell office:value-type="float" office:value="1535500" table:style-name="ce5">
            <text:p>1.535.5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11765440" table:style-name="ce6">
            <text:p>11.765.440</text:p>
          </table:table-cell>
          <table:table-cell office:value-type="float" office:value="10027960" table:style-name="ce6">
            <text:p>10.027.960</text:p>
          </table:table-cell>
          <table:table-cell office:value-type="percentage" office:value="0.85232341501890285" table:style-name="ce7">
            <text:p>85,2%</text:p>
          </table:table-cell>
          <table:table-cell office:value-type="float" office:value="5604590" table:style-name="ce5">
            <text:p>5.604.590</text:p>
          </table:table-cell>
          <table:table-cell office:value-type="float" office:value="4998017" table:style-name="ce5">
            <text:p>4.998.017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349430" table:style-name="ce5">
            <text:p>5.349.430</text:p>
          </table:table-cell>
          <table:table-cell office:value-type="float" office:value="1057200" table:style-name="ce5">
            <text:p>1.057.200</text:p>
          </table:table-cell>
          <table:table-cell office:value-type="float" office:value="906800" table:style-name="ce5">
            <text:p>906.800</text:p>
          </table:table-cell>
          <table:table-cell office:value-type="float" office:value="307250" table:style-name="ce5">
            <text:p>307.250</text:p>
          </table:table-cell>
          <table:table-cell office:value-type="float" office:value="7620680" table:style-name="ce6">
            <text:p>7.620.680</text:p>
          </table:table-cell>
          <table:table-cell office:value-type="float" office:value="6813878" table:style-name="ce6">
            <text:p>6.813.878</text:p>
          </table:table-cell>
          <table:table-cell office:value-type="percentage" office:value="0.89412992016460469" table:style-name="ce7">
            <text:p>89,4%</text:p>
          </table:table-cell>
          <table:table-cell office:value-type="float" office:value="3899908" table:style-name="ce5">
            <text:p>3.899.908</text:p>
          </table:table-cell>
          <table:table-cell office:value-type="float" office:value="3308993" table:style-name="ce5">
            <text:p>3.308.993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135565" table:style-name="ce5">
            <text:p>1.135.565</text:p>
          </table:table-cell>
          <table:table-cell office:value-type="float" office:value="187900" table:style-name="ce5">
            <text:p>187.9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603215" table:style-name="ce6">
            <text:p>1.603.215</text:p>
          </table:table-cell>
          <table:table-cell office:value-type="float" office:value="1545318" table:style-name="ce6">
            <text:p>1.545.318</text:p>
          </table:table-cell>
          <table:table-cell office:value-type="percentage" office:value="0.96388693968057937" table:style-name="ce7">
            <text:p>96,4%</text:p>
          </table:table-cell>
          <table:table-cell office:value-type="float" office:value="863331" table:style-name="ce5">
            <text:p>863.331</text:p>
          </table:table-cell>
          <table:table-cell office:value-type="float" office:value="760598" table:style-name="ce5">
            <text:p>760.598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911075" table:style-name="ce5">
            <text:p>2.911.075</text:p>
          </table:table-cell>
          <table:table-cell office:value-type="float" office:value="436400" table:style-name="ce5">
            <text:p>436.400</text:p>
          </table:table-cell>
          <table:table-cell office:value-type="float" office:value="573400" table:style-name="ce5">
            <text:p>573.400</text:p>
          </table:table-cell>
          <table:table-cell office:value-type="float" office:value="131800" table:style-name="ce5">
            <text:p>131.800</text:p>
          </table:table-cell>
          <table:table-cell office:value-type="float" office:value="4052675" table:style-name="ce6">
            <text:p>4.052.675</text:p>
          </table:table-cell>
          <table:table-cell office:value-type="float" office:value="3947912" table:style-name="ce6">
            <text:p>3.947.912</text:p>
          </table:table-cell>
          <table:table-cell office:value-type="percentage" office:value="0.97414966657824775" table:style-name="ce7">
            <text:p>97,4%</text:p>
          </table:table-cell>
          <table:table-cell office:value-type="float" office:value="2175533" table:style-name="ce5">
            <text:p>2.175.533</text:p>
          </table:table-cell>
          <table:table-cell office:value-type="float" office:value="1949476" table:style-name="ce5">
            <text:p>1.949.476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46385" table:style-name="ce5">
            <text:p>346.385</text:p>
          </table:table-cell>
          <table:table-cell office:value-type="float" office:value="58600" table:style-name="ce5">
            <text:p>58.6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81585" table:style-name="ce6">
            <text:p>481.585</text:p>
          </table:table-cell>
          <table:table-cell office:value-type="float" office:value="431508" table:style-name="ce6">
            <text:p>431.508</text:p>
          </table:table-cell>
          <table:table-cell office:value-type="percentage" office:value="0.89601627957681407" table:style-name="ce7">
            <text:p>89,6%</text:p>
          </table:table-cell>
          <table:table-cell office:value-type="float" office:value="246031" table:style-name="ce5">
            <text:p>246.031</text:p>
          </table:table-cell>
          <table:table-cell office:value-type="float" office:value="216470" table:style-name="ce5">
            <text:p>216.470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115859" table:style-name="ce5">
            <text:p>7.115.859</text:p>
          </table:table-cell>
          <table:table-cell office:value-type="float" office:value="1455000" table:style-name="ce5">
            <text:p>1.455.0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81450" table:style-name="ce5">
            <text:p>381.450</text:p>
          </table:table-cell>
          <table:table-cell office:value-type="float" office:value="10261709" table:style-name="ce6">
            <text:p>10.261.709</text:p>
          </table:table-cell>
          <table:table-cell office:value-type="float" office:value="8859514" table:style-name="ce6">
            <text:p>8.859.514</text:p>
          </table:table-cell>
          <table:table-cell office:value-type="percentage" office:value="0.86335658124782144" table:style-name="ce7">
            <text:p>86,3%</text:p>
          </table:table-cell>
          <table:table-cell office:value-type="float" office:value="5017264" table:style-name="ce5">
            <text:p>5.017.264</text:p>
          </table:table-cell>
          <table:table-cell office:value-type="float" office:value="4475412" table:style-name="ce5">
            <text:p>4.475.412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575545" table:style-name="ce5">
            <text:p>1.575.545</text:p>
          </table:table-cell>
          <table:table-cell office:value-type="float" office:value="354400" table:style-name="ce5">
            <text:p>354.4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2277945" table:style-name="ce6">
            <text:p>2.277.945</text:p>
          </table:table-cell>
          <table:table-cell office:value-type="float" office:value="1997305" table:style-name="ce6">
            <text:p>1.997.305</text:p>
          </table:table-cell>
          <table:table-cell office:value-type="percentage" office:value="0.87680123971386492" table:style-name="ce7">
            <text:p>87,7%</text:p>
          </table:table-cell>
          <table:table-cell office:value-type="float" office:value="1132565" table:style-name="ce5">
            <text:p>1.132.565</text:p>
          </table:table-cell>
          <table:table-cell office:value-type="float" office:value="929149" table:style-name="ce5">
            <text:p>929.149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687525" table:style-name="ce5">
            <text:p>687.525</text:p>
          </table:table-cell>
          <table:table-cell office:value-type="float" office:value="132400" table:style-name="ce5">
            <text:p>132.4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998375" table:style-name="ce6">
            <text:p>998.375</text:p>
          </table:table-cell>
          <table:table-cell office:value-type="float" office:value="895615" table:style-name="ce6">
            <text:p>895.615</text:p>
          </table:table-cell>
          <table:table-cell office:value-type="percentage" office:value="0.89707274320771258" table:style-name="ce7">
            <text:p>89,7%</text:p>
          </table:table-cell>
          <table:table-cell office:value-type="float" office:value="499661" table:style-name="ce5">
            <text:p>499.661</text:p>
          </table:table-cell>
          <table:table-cell office:value-type="float" office:value="449984" table:style-name="ce5">
            <text:p>449.984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326950" table:style-name="ce5">
            <text:p>2.326.950</text:p>
          </table:table-cell>
          <table:table-cell office:value-type="float" office:value="444700" table:style-name="ce5">
            <text:p>444.7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326700" table:style-name="ce6">
            <text:p>3.326.700</text:p>
          </table:table-cell>
          <table:table-cell office:value-type="float" office:value="3036750" table:style-name="ce6">
            <text:p>3.036.750</text:p>
          </table:table-cell>
          <table:table-cell office:value-type="percentage" office:value="0.91284155469384076" table:style-name="ce7">
            <text:p>91,3%</text:p>
          </table:table-cell>
          <table:table-cell office:value-type="float" office:value="1693694" table:style-name="ce5">
            <text:p>1.693.694</text:p>
          </table:table-cell>
          <table:table-cell office:value-type="float" office:value="1533196" table:style-name="ce5">
            <text:p>1.533.196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88560" table:style-name="ce5">
            <text:p>88.560</text:p>
          </table:table-cell>
          <table:table-cell office:value-type="float" office:value="18400" table:style-name="ce5">
            <text:p>18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29210" table:style-name="ce6">
            <text:p>129.210</text:p>
          </table:table-cell>
          <table:table-cell office:value-type="float" office:value="101180" table:style-name="ce6">
            <text:p>101.180</text:p>
          </table:table-cell>
          <table:table-cell office:value-type="percentage" office:value="0.783066326135748" table:style-name="ce7">
            <text:p>78,3%</text:p>
          </table:table-cell>
          <table:table-cell office:value-type="float" office:value="57046" table:style-name="ce5">
            <text:p>57.046</text:p>
          </table:table-cell>
          <table:table-cell office:value-type="float" office:value="50614" table:style-name="ce5">
            <text:p>50.614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89730" table:style-name="ce5">
            <text:p>89.730</text:p>
          </table:table-cell>
          <table:table-cell office:value-type="float" office:value="19300" table:style-name="ce5">
            <text:p>19.3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29880" table:style-name="ce6">
            <text:p>129.880</text:p>
          </table:table-cell>
          <table:table-cell office:value-type="float" office:value="93063" table:style-name="ce6">
            <text:p>93.063</text:p>
          </table:table-cell>
          <table:table-cell office:value-type="percentage" office:value="0.71653064367108099" table:style-name="ce7">
            <text:p>71,7%</text:p>
          </table:table-cell>
          <table:table-cell office:value-type="float" office:value="53348" table:style-name="ce5">
            <text:p>53.348</text:p>
          </table:table-cell>
          <table:table-cell office:value-type="float" office:value="48148" table:style-name="ce5">
            <text:p>48.148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70238" table:style-name="ce6">
            <text:p>170.238</text:p>
          </table:table-cell>
          <table:table-cell office:value-type="percentage" office:value="0.79711379982019781" table:style-name="ce7">
            <text:p>79,7%</text:p>
          </table:table-cell>
          <table:table-cell office:value-type="float" office:value="91469" table:style-name="ce5">
            <text:p>91.469</text:p>
          </table:table-cell>
          <table:table-cell office:value-type="float" office:value="84906" table:style-name="ce5">
            <text:p>84.906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4786" table:style-name="ce6">
            <text:p>4.786</text:p>
          </table:table-cell>
          <table:table-cell office:value-type="percentage" office:value="0.69462989840348333" table:style-name="ce7">
            <text:p>69,5%</text:p>
          </table:table-cell>
          <table:table-cell office:value-type="float" office:value="3629" table:style-name="ce5">
            <text:p>3.629</text:p>
          </table:table-cell>
          <table:table-cell office:value-type="float" office:value="3151" table:style-name="ce5">
            <text:p>3.151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49753887" table:style-name="ce11">
            <text:p>49.753.887</text:p>
          </table:table-cell>
          <table:table-cell office:value-type="float" office:value="9397180" table:style-name="ce12">
            <text:p>9.397.180</text:p>
          </table:table-cell>
          <table:table-cell office:value-type="float" office:value="9957000" table:style-name="ce13">
            <text:p>9.957.0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71756402" table:style-name="ce15">
            <text:p>71.756.402</text:p>
          </table:table-cell>
          <table:table-cell office:value-type="float" office:value="64312970" table:style-name="ce15">
            <text:p>64.312.970</text:p>
          </table:table-cell>
          <table:table-cell office:value-type="percentage" office:value="0.89626804309391095" table:style-name="ce16">
            <text:p>89,6%</text:p>
          </table:table-cell>
          <table:table-cell office:value-type="float" office:value="35950365" table:style-name="ce15">
            <text:p>35.950.365</text:p>
          </table:table-cell>
          <table:table-cell office:value-type="float" office:value="31930874" table:style-name="ce15">
            <text:p>31.930.874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00137" table:style-name="ce23">
            <text:p>4.400.137</text:p>
          </table:table-cell>
          <table:table-cell office:value-type="percentage" office:value="0.95031682360444381" table:style-name="ce24">
            <text:p>95,0%</text:p>
          </table:table-cell>
          <table:table-cell office:value-type="float" office:value="4313702" table:style-name="ce23">
            <text:p>4.313.702</text:p>
          </table:table-cell>
          <table:table-cell office:value-type="percentage" office:value="0.93164907879371406" table:style-name="ce24">
            <text:p>93,2%</text:p>
          </table:table-cell>
          <table:table-cell office:value-type="date" office:date-value="2021-08-24T00:00:00" table:style-name="ce25">
            <text:p>2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36602" table:style-name="ce5">
            <text:p>736.602</text:p>
          </table:table-cell>
          <table:table-cell office:value-type="percentage" office:value="0.93556007712062672" table:style-name="ce26">
            <text:p>93,6%</text:p>
          </table:table-cell>
          <table:table-cell office:value-type="float" office:value="720075" table:style-name="ce5">
            <text:p>720.075</text:p>
          </table:table-cell>
          <table:table-cell office:value-type="percentage" office:value="0.91456909230851302" table:style-name="ce26">
            <text:p>91,5%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47369" table:style-name="ce5">
            <text:p>647.369</text:p>
          </table:table-cell>
          <table:table-cell office:value-type="percentage" office:value="0.95712965632461766" table:style-name="ce26">
            <text:p>95,7%</text:p>
          </table:table-cell>
          <table:table-cell office:value-type="float" office:value="639443" table:style-name="ce5">
            <text:p>639.443</text:p>
          </table:table-cell>
          <table:table-cell office:value-type="percentage" office:value="0.94541113156357881" table:style-name="ce26">
            <text:p>94,5%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46392" table:style-name="ce5">
            <text:p>546.392</text:p>
          </table:table-cell>
          <table:table-cell office:value-type="percentage" office:value="0.88233337316595017" table:style-name="ce26">
            <text:p>88,2%</text:p>
          </table:table-cell>
          <table:table-cell office:value-type="float" office:value="528638" table:style-name="ce5">
            <text:p>528.638</text:p>
          </table:table-cell>
          <table:table-cell office:value-type="percentage" office:value="0.85366357802402226" table:style-name="ce26">
            <text:p>85,4%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86743" table:style-name="ce5">
            <text:p>1.086.743</text:p>
          </table:table-cell>
          <table:table-cell office:value-type="percentage" office:value="0.89201958474753651" table:style-name="ce26">
            <text:p>89,2%</text:p>
          </table:table-cell>
          <table:table-cell office:value-type="float" office:value="1052642" table:style-name="ce5">
            <text:p>1.052.642</text:p>
          </table:table-cell>
          <table:table-cell office:value-type="percentage" office:value="0.86402882717240082" table:style-name="ce26">
            <text:p>86,4%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40637" table:style-name="ce5">
            <text:p>340.637</text:p>
          </table:table-cell>
          <table:table-cell office:value-type="percentage" office:value="0.94835823222508675" table:style-name="ce26">
            <text:p>94,8%</text:p>
          </table:table-cell>
          <table:table-cell office:value-type="float" office:value="333767" table:style-name="ce5">
            <text:p>333.767</text:p>
          </table:table-cell>
          <table:table-cell office:value-type="percentage" office:value="0.92923165156771148" table:style-name="ce26">
            <text:p>92,9%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56790" table:style-name="ce5">
            <text:p>1.456.790</text:p>
          </table:table-cell>
          <table:table-cell office:value-type="percentage" office:value="0.95083159174008336" table:style-name="ce26">
            <text:p>95,1%</text:p>
          </table:table-cell>
          <table:table-cell office:value-type="float" office:value="1430135" table:style-name="ce5">
            <text:p>1.430.135</text:p>
          </table:table-cell>
          <table:table-cell office:value-type="percentage" office:value="0.93343415211060221" table:style-name="ce26">
            <text:p>93,3%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79695" table:style-name="ce5">
            <text:p>1.079.695</text:p>
          </table:table-cell>
          <table:table-cell office:value-type="percentage" office:value="0.93819461219893263" table:style-name="ce26">
            <text:p>93,8%</text:p>
          </table:table-cell>
          <table:table-cell office:value-type="float" office:value="1040516" table:style-name="ce5">
            <text:p>1.040.516</text:p>
          </table:table-cell>
          <table:table-cell office:value-type="percentage" office:value="0.90415025086416489" table:style-name="ce26">
            <text:p>90,4%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949573" table:style-name="ce5">
            <text:p>3.949.573</text:p>
          </table:table-cell>
          <table:table-cell office:value-type="percentage" office:value="0.91243510903161229" table:style-name="ce26">
            <text:p>91,2%</text:p>
          </table:table-cell>
          <table:table-cell office:value-type="float" office:value="3796065" table:style-name="ce5">
            <text:p>3.796.065</text:p>
          </table:table-cell>
          <table:table-cell office:value-type="percentage" office:value="0.87697150607574215" table:style-name="ce26">
            <text:p>87,7%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44143" table:style-name="ce5">
            <text:p>2.744.143</text:p>
          </table:table-cell>
          <table:table-cell office:value-type="percentage" office:value="0.9465685745261454" table:style-name="ce26">
            <text:p>94,7%</text:p>
          </table:table-cell>
          <table:table-cell office:value-type="float" office:value="2673548" table:style-name="ce5">
            <text:p>2.673.548</text:p>
          </table:table-cell>
          <table:table-cell office:value-type="percentage" office:value="0.92221743520189248" table:style-name="ce26">
            <text:p>92,2%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10180" table:style-name="ce5">
            <text:p>610.180</text:p>
          </table:table-cell>
          <table:table-cell office:value-type="percentage" office:value="0.98117345888648755" table:style-name="ce26">
            <text:p>98,1%</text:p>
          </table:table-cell>
          <table:table-cell office:value-type="float" office:value="600490" table:style-name="ce5">
            <text:p>600.490</text:p>
          </table:table-cell>
          <table:table-cell office:value-type="percentage" office:value="0.96559187506432032" table:style-name="ce26">
            <text:p>96,6%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56164" table:style-name="ce5">
            <text:p>1.656.164</text:p>
          </table:table-cell>
          <table:table-cell office:value-type="percentage" office:value="0.96282950826724711" table:style-name="ce26">
            <text:p>96,3%</text:p>
          </table:table-cell>
          <table:table-cell office:value-type="float" office:value="1639633" table:style-name="ce5">
            <text:p>1.639.633</text:p>
          </table:table-cell>
          <table:table-cell office:value-type="percentage" office:value="0.95321902609207254" table:style-name="ce26">
            <text:p>95,3%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80747" table:style-name="ce5">
            <text:p>180.747</text:p>
          </table:table-cell>
          <table:table-cell office:value-type="percentage" office:value="0.95805174360360645" table:style-name="ce26">
            <text:p>95,8%</text:p>
          </table:table-cell>
          <table:table-cell office:value-type="float" office:value="175910" table:style-name="ce5">
            <text:p>175.910</text:p>
          </table:table-cell>
          <table:table-cell office:value-type="percentage" office:value="0.93241316435299293" table:style-name="ce26">
            <text:p>93,2%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90069" table:style-name="ce5">
            <text:p>3.490.069</text:p>
          </table:table-cell>
          <table:table-cell office:value-type="percentage" office:value="0.93510374355621761" table:style-name="ce26">
            <text:p>93,5%</text:p>
          </table:table-cell>
          <table:table-cell office:value-type="float" office:value="3404975" table:style-name="ce5">
            <text:p>3.404.975</text:p>
          </table:table-cell>
          <table:table-cell office:value-type="percentage" office:value="0.91230427513477019" table:style-name="ce26">
            <text:p>91,2%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51733" table:style-name="ce5">
            <text:p>751.733</text:p>
          </table:table-cell>
          <table:table-cell office:value-type="percentage" office:value="0.95519776566979075" table:style-name="ce26">
            <text:p>95,5%</text:p>
          </table:table-cell>
          <table:table-cell office:value-type="float" office:value="701957" table:style-name="ce5">
            <text:p>701.957</text:p>
          </table:table-cell>
          <table:table-cell office:value-type="percentage" office:value="0.89194934637200884" table:style-name="ce26">
            <text:p>89,2%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52836" table:style-name="ce5">
            <text:p>352.836</text:p>
          </table:table-cell>
          <table:table-cell office:value-type="percentage" office:value="0.9396481472604381" table:style-name="ce26">
            <text:p>94,0%</text:p>
          </table:table-cell>
          <table:table-cell office:value-type="float" office:value="345605" table:style-name="ce5">
            <text:p>345.605</text:p>
          </table:table-cell>
          <table:table-cell office:value-type="percentage" office:value="0.92039105401360322" table:style-name="ce26">
            <text:p>92,0%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81746" table:style-name="ce5">
            <text:p>1.281.746</text:p>
          </table:table-cell>
          <table:table-cell office:value-type="percentage" office:value="0.94715427929592244" table:style-name="ce26">
            <text:p>94,7%</text:p>
          </table:table-cell>
          <table:table-cell office:value-type="float" office:value="1260909" table:style-name="ce5">
            <text:p>1.260.909</text:p>
          </table:table-cell>
          <table:table-cell office:value-type="percentage" office:value="0.93175664691190163" table:style-name="ce26">
            <text:p>93,2%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4737" table:style-name="ce5">
            <text:p>34.737</text:p>
          </table:table-cell>
          <table:table-cell office:value-type="percentage" office:value="0.89119503309559234" table:style-name="ce26">
            <text:p>89,1%</text:p>
          </table:table-cell>
          <table:table-cell office:value-type="float" office:value="33324" table:style-name="ce5">
            <text:p>33.324</text:p>
          </table:table-cell>
          <table:table-cell office:value-type="percentage" office:value="0.85494381445943868" table:style-name="ce26">
            <text:p>85,5%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467" table:style-name="ce5">
            <text:p>31.467</text:p>
          </table:table-cell>
          <table:table-cell office:value-type="percentage" office:value="0.84531900604432508" table:style-name="ce26">
            <text:p>84,5%</text:p>
          </table:table-cell>
          <table:table-cell office:value-type="float" office:value="30606" table:style-name="ce5">
            <text:p>30.606</text:p>
          </table:table-cell>
          <table:table-cell office:value-type="percentage" office:value="0.82218938885157822" table:style-name="ce26">
            <text:p>82,2%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889" table:style-name="ce5">
            <text:p>34.889</text:p>
          </table:table-cell>
          <table:table-cell office:value-type="string" table:style-name="ce26">
            <text:p>-</text:p>
          </table:table-cell>
          <table:table-cell office:value-type="float" office:value="33032" table:style-name="ce5">
            <text:p>33.032</text:p>
          </table:table-cell>
          <table:table-cell office:value-type="string" table:style-name="ce26">
            <text:p>-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571" table:style-name="ce5">
            <text:p>1.571</text:p>
          </table:table-cell>
          <table:table-cell office:value-type="string" table:style-name="ce26">
            <text:p>-</text:p>
          </table:table-cell>
          <table:table-cell office:value-type="float" office:value="1444" table:style-name="ce5">
            <text:p>1.444</text:p>
          </table:table-cell>
          <table:table-cell office:value-type="string" table:style-name="ce26">
            <text:p>-</text:p>
          </table:table-cell>
          <table:table-cell office:value-type="date" office:date-value="2021-08-24T00:00:00" table:style-name="ce8">
            <text:p>24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414220" table:style-name="ce15">
            <text:p>25.414.220</text:p>
          </table:table-cell>
          <table:table-cell office:value-type="percentage" office:value="0.9393157875167365" table:style-name="ce16">
            <text:p>93,9%</text:p>
          </table:table-cell>
          <table:table-cell office:value-type="float" office:value="24756416" table:style-name="ce15">
            <text:p>24.756.416</text:p>
          </table:table-cell>
          <table:table-cell office:value-type="percentage" office:value="0.91500319077791636" table:style-name="ce16">
            <text:p>91,5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office:value-type="string" table:style-name="ce32">
            <text:p>% Con al menos 1 dosis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3104" table:style-name="ce35">
            <text:p>433.104</text:p>
          </table:table-cell>
          <table:table-cell office:value-type="percentage" office:value="1" table:style-name="ce36">
            <text:p>100,0%</text:p>
          </table:table-cell>
          <table:table-cell office:value-type="float" office:value="651527" table:style-name="ce35">
            <text:p>651.527</text:p>
          </table:table-cell>
          <table:table-cell office:value-type="percentage" office:value="1" table:style-name="ce36">
            <text:p>100,0%</text:p>
          </table:table-cell>
          <table:table-cell office:value-type="float" office:value="917990" table:style-name="ce35">
            <text:p>917.990</text:p>
          </table:table-cell>
          <table:table-cell office:value-type="percentage" office:value="1" table:style-name="ce36">
            <text:p>100,0%</text:p>
          </table:table-cell>
          <table:table-cell office:value-type="float" office:value="1190775" table:style-name="ce35">
            <text:p>1.190.775</text:p>
          </table:table-cell>
          <table:table-cell office:value-type="percentage" office:value="0.94130848420698154" table:style-name="ce36">
            <text:p>94,1%</text:p>
          </table:table-cell>
          <table:table-cell office:value-type="float" office:value="1206741" table:style-name="ce35">
            <text:p>1.206.741</text:p>
          </table:table-cell>
          <table:table-cell office:value-type="percentage" office:value="0.87122143014943176" table:style-name="ce36">
            <text:p>87,1%</text:p>
          </table:table-cell>
          <table:table-cell office:value-type="float" office:value="867239" table:style-name="ce35">
            <text:p>867.239</text:p>
          </table:table-cell>
          <table:table-cell office:value-type="percentage" office:value="0.76059118571289497" table:style-name="ce36">
            <text:p>76,1%</text:p>
          </table:table-cell>
          <table:table-cell office:value-type="float" office:value="675290" table:style-name="ce35">
            <text:p>675.290</text:p>
          </table:table-cell>
          <table:table-cell office:value-type="percentage" office:value="0.72715662795906411" table:style-name="ce36">
            <text:p>72,7%</text:p>
          </table:table-cell>
          <table:table-cell office:value-type="float" office:value="514156" table:style-name="ce35">
            <text:p>514.156</text:p>
          </table:table-cell>
          <table:table-cell office:value-type="percentage" office:value="0.68289443450519116" table:style-name="ce36">
            <text:p>68,3%</text:p>
          </table:table-cell>
          <table:table-cell office:value-type="float" office:value="6456822" table:style-name="ce35">
            <text:p>6.456.822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664578182293956" table:style-name="ce36">
            <text:p>86,6%</text:p>
          </table:table-cell>
          <table:table-cell office:value-type="percentage" office:value="0.76282000011577888" table:style-name="ce36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1027" table:style-name="ce38">
            <text:p>101.027</text:p>
          </table:table-cell>
          <table:table-cell office:value-type="percentage" office:value="1" table:style-name="ce39">
            <text:p>100,0%</text:p>
          </table:table-cell>
          <table:table-cell office:value-type="float" office:value="118852" table:style-name="ce38">
            <text:p>118.852</text:p>
          </table:table-cell>
          <table:table-cell office:value-type="percentage" office:value="0.99913412635030052" table:style-name="ce39">
            <text:p>99,9%</text:p>
          </table:table-cell>
          <table:table-cell office:value-type="float" office:value="152858" table:style-name="ce38">
            <text:p>152.858</text:p>
          </table:table-cell>
          <table:table-cell office:value-type="percentage" office:value="0.97755920366829319" table:style-name="ce39">
            <text:p>97,8%</text:p>
          </table:table-cell>
          <table:table-cell office:value-type="float" office:value="182255" table:style-name="ce38">
            <text:p>182.255</text:p>
          </table:table-cell>
          <table:table-cell office:value-type="percentage" office:value="0.91924485287442126" table:style-name="ce39">
            <text:p>91,9%</text:p>
          </table:table-cell>
          <table:table-cell office:value-type="float" office:value="181610" table:style-name="ce38">
            <text:p>181.610</text:p>
          </table:table-cell>
          <table:table-cell office:value-type="percentage" office:value="0.84492167690969233" table:style-name="ce39">
            <text:p>84,5%</text:p>
          </table:table-cell>
          <table:table-cell office:value-type="float" office:value="116702" table:style-name="ce38">
            <text:p>116.702</text:p>
          </table:table-cell>
          <table:table-cell office:value-type="percentage" office:value="0.71035876459345293" table:style-name="ce39">
            <text:p>71,0%</text:p>
          </table:table-cell>
          <table:table-cell office:value-type="float" office:value="91975" table:style-name="ce38">
            <text:p>91.975</text:p>
          </table:table-cell>
          <table:table-cell office:value-type="percentage" office:value="0.70532434567219582" table:style-name="ce39">
            <text:p>70,5%</text:p>
          </table:table-cell>
          <table:table-cell office:value-type="float" office:value="64890" table:style-name="ce38">
            <text:p>64.890</text:p>
          </table:table-cell>
          <table:table-cell office:value-type="percentage" office:value="0.62933400576089382" table:style-name="ce39">
            <text:p>62,9%</text:p>
          </table:table-cell>
          <table:table-cell office:value-type="float" office:value="1010169" table:style-name="ce38">
            <text:p>1.010.169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5236690534572457" table:style-name="ce39">
            <text:p>85,2%</text:p>
          </table:table-cell>
          <table:table-cell office:value-type="percentage" office:value="0.75987350598883252" table:style-name="ce39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748" table:style-name="ce38">
            <text:p>88.748</text:p>
          </table:table-cell>
          <table:table-cell office:value-type="percentage" office:value="1" table:style-name="ce39">
            <text:p>100,0%</text:p>
          </table:table-cell>
          <table:table-cell office:value-type="float" office:value="114022" table:style-name="ce38">
            <text:p>114.022</text:p>
          </table:table-cell>
          <table:table-cell office:value-type="percentage" office:value="1" table:style-name="ce39">
            <text:p>100,0%</text:p>
          </table:table-cell>
          <table:table-cell office:value-type="float" office:value="146559" table:style-name="ce38">
            <text:p>146.559</text:p>
          </table:table-cell>
          <table:table-cell office:value-type="percentage" office:value="0.9793320503568278" table:style-name="ce39">
            <text:p>97,9%</text:p>
          </table:table-cell>
          <table:table-cell office:value-type="float" office:value="150956" table:style-name="ce38">
            <text:p>150.956</text:p>
          </table:table-cell>
          <table:table-cell office:value-type="percentage" office:value="0.9281318208367918" table:style-name="ce39">
            <text:p>92,8%</text:p>
          </table:table-cell>
          <table:table-cell office:value-type="float" office:value="147084" table:style-name="ce38">
            <text:p>147.084</text:p>
          </table:table-cell>
          <table:table-cell office:value-type="percentage" office:value="0.88077943386848545" table:style-name="ce39">
            <text:p>88,1%</text:p>
          </table:table-cell>
          <table:table-cell office:value-type="float" office:value="86156" table:style-name="ce38">
            <text:p>86.156</text:p>
          </table:table-cell>
          <table:table-cell office:value-type="percentage" office:value="0.75277629728005868" table:style-name="ce39">
            <text:p>75,3%</text:p>
          </table:table-cell>
          <table:table-cell office:value-type="float" office:value="58891" table:style-name="ce38">
            <text:p>58.891</text:p>
          </table:table-cell>
          <table:table-cell office:value-type="percentage" office:value="0.74440975338448512" table:style-name="ce39">
            <text:p>74,4%</text:p>
          </table:table-cell>
          <table:table-cell office:value-type="float" office:value="47057" table:style-name="ce38">
            <text:p>47.057</text:p>
          </table:table-cell>
          <table:table-cell office:value-type="percentage" office:value="0.73526562500000003" table:style-name="ce39">
            <text:p>73,5%</text:p>
          </table:table-cell>
          <table:table-cell office:value-type="float" office:value="839473" table:style-name="ce38">
            <text:p>839.473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9886361567874151" table:style-name="ce39">
            <text:p>89,9%</text:p>
          </table:table-cell>
          <table:table-cell office:value-type="percentage" office:value="0.82399507648333703" table:style-name="ce39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215" table:style-name="ce38">
            <text:p>51.215</text:p>
          </table:table-cell>
          <table:table-cell office:value-type="percentage" office:value="1" table:style-name="ce39">
            <text:p>100,0%</text:p>
          </table:table-cell>
          <table:table-cell office:value-type="float" office:value="78725" table:style-name="ce38">
            <text:p>78.725</text:p>
          </table:table-cell>
          <table:table-cell office:value-type="percentage" office:value="0.97775597396790703" table:style-name="ce39">
            <text:p>97,8%</text:p>
          </table:table-cell>
          <table:table-cell office:value-type="float" office:value="108866" table:style-name="ce38">
            <text:p>108.866</text:p>
          </table:table-cell>
          <table:table-cell office:value-type="percentage" office:value="0.92864515358565569" table:style-name="ce39">
            <text:p>92,9%</text:p>
          </table:table-cell>
          <table:table-cell office:value-type="float" office:value="146994" table:style-name="ce38">
            <text:p>146.994</text:p>
          </table:table-cell>
          <table:table-cell office:value-type="percentage" office:value="0.88659022780870578" table:style-name="ce39">
            <text:p>88,7%</text:p>
          </table:table-cell>
          <table:table-cell office:value-type="float" office:value="160592" table:style-name="ce38">
            <text:p>160.592</text:p>
          </table:table-cell>
          <table:table-cell office:value-type="percentage" office:value="0.77892245309741381" table:style-name="ce39">
            <text:p>77,9%</text:p>
          </table:table-cell>
          <table:table-cell office:value-type="float" office:value="116104" table:style-name="ce38">
            <text:p>116.104</text:p>
          </table:table-cell>
          <table:table-cell office:value-type="percentage" office:value="0.63727927898258385" table:style-name="ce39">
            <text:p>63,7%</text:p>
          </table:table-cell>
          <table:table-cell office:value-type="float" office:value="86638" table:style-name="ce38">
            <text:p>86.638</text:p>
          </table:table-cell>
          <table:table-cell office:value-type="percentage" office:value="0.62807556799234465" table:style-name="ce39">
            <text:p>62,8%</text:p>
          </table:table-cell>
          <table:table-cell office:value-type="float" office:value="63573" table:style-name="ce38">
            <text:p>63.573</text:p>
          </table:table-cell>
          <table:table-cell office:value-type="percentage" office:value="0.66582530372852955" table:style-name="ce39">
            <text:p>66,6%</text:p>
          </table:table-cell>
          <table:table-cell office:value-type="float" office:value="812707" table:style-name="ce38">
            <text:p>812.707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8532507075788482" table:style-name="ce39">
            <text:p>78,5%</text:p>
          </table:table-cell>
          <table:table-cell office:value-type="percentage" office:value="0.69370650501091291" table:style-name="ce39">
            <text:p>69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528" table:style-name="ce38">
            <text:p>92.528</text:p>
          </table:table-cell>
          <table:table-cell office:value-type="percentage" office:value="1" table:style-name="ce39">
            <text:p>100,0%</text:p>
          </table:table-cell>
          <table:table-cell office:value-type="float" office:value="150414" table:style-name="ce38">
            <text:p>150.414</text:p>
          </table:table-cell>
          <table:table-cell office:value-type="percentage" office:value="0.97335809643372528" table:style-name="ce39">
            <text:p>97,3%</text:p>
          </table:table-cell>
          <table:table-cell office:value-type="float" office:value="221452" table:style-name="ce38">
            <text:p>221.452</text:p>
          </table:table-cell>
          <table:table-cell office:value-type="percentage" office:value="0.9419801609582632" table:style-name="ce39">
            <text:p>94,2%</text:p>
          </table:table-cell>
          <table:table-cell office:value-type="float" office:value="315104" table:style-name="ce38">
            <text:p>315.104</text:p>
          </table:table-cell>
          <table:table-cell office:value-type="percentage" office:value="0.89898206052859819" table:style-name="ce39">
            <text:p>89,9%</text:p>
          </table:table-cell>
          <table:table-cell office:value-type="float" office:value="307245" table:style-name="ce38">
            <text:p>307.245</text:p>
          </table:table-cell>
          <table:table-cell office:value-type="percentage" office:value="0.79202369536300921" table:style-name="ce39">
            <text:p>79,2%</text:p>
          </table:table-cell>
          <table:table-cell office:value-type="float" office:value="216315" table:style-name="ce38">
            <text:p>216.315</text:p>
          </table:table-cell>
          <table:table-cell office:value-type="percentage" office:value="0.69569426309120264" table:style-name="ce39">
            <text:p>69,6%</text:p>
          </table:table-cell>
          <table:table-cell office:value-type="float" office:value="170981" table:style-name="ce38">
            <text:p>170.981</text:p>
          </table:table-cell>
          <table:table-cell office:value-type="percentage" office:value="0.67917520695298472" table:style-name="ce39">
            <text:p>67,9%</text:p>
          </table:table-cell>
          <table:table-cell office:value-type="float" office:value="122957" table:style-name="ce38">
            <text:p>122.957</text:p>
          </table:table-cell>
          <table:table-cell office:value-type="percentage" office:value="0.68386569297596733" table:style-name="ce39">
            <text:p>68,4%</text:p>
          </table:table-cell>
          <table:table-cell office:value-type="float" office:value="1596996" table:style-name="ce38">
            <text:p>1.596.996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8144722441240041" table:style-name="ce39">
            <text:p>81,4%</text:p>
          </table:table-cell>
          <table:table-cell office:value-type="percentage" office:value="0.73392979256895374" table:style-name="ce39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48" table:style-name="ce38">
            <text:p>42.348</text:p>
          </table:table-cell>
          <table:table-cell office:value-type="percentage" office:value="1" table:style-name="ce39">
            <text:p>100,0%</text:p>
          </table:table-cell>
          <table:table-cell office:value-type="float" office:value="55931" table:style-name="ce38">
            <text:p>55.931</text:p>
          </table:table-cell>
          <table:table-cell office:value-type="percentage" office:value="1" table:style-name="ce39">
            <text:p>100,0%</text:p>
          </table:table-cell>
          <table:table-cell office:value-type="float" office:value="75729" table:style-name="ce38">
            <text:p>75.729</text:p>
          </table:table-cell>
          <table:table-cell office:value-type="percentage" office:value="0.97910660029736896" table:style-name="ce39">
            <text:p>97,9%</text:p>
          </table:table-cell>
          <table:table-cell office:value-type="float" office:value="82425" table:style-name="ce38">
            <text:p>82.425</text:p>
          </table:table-cell>
          <table:table-cell office:value-type="percentage" office:value="0.91619981325863675" table:style-name="ce39">
            <text:p>91,6%</text:p>
          </table:table-cell>
          <table:table-cell office:value-type="float" office:value="84204" table:style-name="ce38">
            <text:p>84.204</text:p>
          </table:table-cell>
          <table:table-cell office:value-type="percentage" office:value="0.86125458990068426" table:style-name="ce39">
            <text:p>86,1%</text:p>
          </table:table-cell>
          <table:table-cell office:value-type="float" office:value="49882" table:style-name="ce38">
            <text:p>49.882</text:p>
          </table:table-cell>
          <table:table-cell office:value-type="percentage" office:value="0.7078171782100946" table:style-name="ce39">
            <text:p>70,8%</text:p>
          </table:table-cell>
          <table:table-cell office:value-type="float" office:value="32592" table:style-name="ce38">
            <text:p>32.592</text:p>
          </table:table-cell>
          <table:table-cell office:value-type="percentage" office:value="0.64532224532224536" table:style-name="ce39">
            <text:p>64,5%</text:p>
          </table:table-cell>
          <table:table-cell office:value-type="float" office:value="17828" table:style-name="ce38">
            <text:p>17.828</text:p>
          </table:table-cell>
          <table:table-cell office:value-type="percentage" office:value="0.4055228260127835" table:style-name="ce39">
            <text:p>40,6%</text:p>
          </table:table-cell>
          <table:table-cell office:value-type="float" office:value="440939" table:style-name="ce38">
            <text:p>440.939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41282742541407" table:style-name="ce39">
            <text:p>84,1%</text:p>
          </table:table-cell>
          <table:table-cell office:value-type="percentage" office:value="0.7564508796459114" table:style-name="ce39">
            <text:p>75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9030" table:style-name="ce38">
            <text:p>229.030</text:p>
          </table:table-cell>
          <table:table-cell office:value-type="percentage" office:value="1" table:style-name="ce39">
            <text:p>100,0%</text:p>
          </table:table-cell>
          <table:table-cell office:value-type="float" office:value="249832" table:style-name="ce38">
            <text:p>249.832</text:p>
          </table:table-cell>
          <table:table-cell office:value-type="percentage" office:value="1" table:style-name="ce39">
            <text:p>100,0%</text:p>
          </table:table-cell>
          <table:table-cell office:value-type="float" office:value="317360" table:style-name="ce38">
            <text:p>317.360</text:p>
          </table:table-cell>
          <table:table-cell office:value-type="percentage" office:value="0.99618614141097073" table:style-name="ce39">
            <text:p>99,6%</text:p>
          </table:table-cell>
          <table:table-cell office:value-type="float" office:value="347260" table:style-name="ce38">
            <text:p>347.260</text:p>
          </table:table-cell>
          <table:table-cell office:value-type="percentage" office:value="0.91102511969567779" table:style-name="ce39">
            <text:p>91,1%</text:p>
          </table:table-cell>
          <table:table-cell office:value-type="float" office:value="313308" table:style-name="ce38">
            <text:p>313.308</text:p>
          </table:table-cell>
          <table:table-cell office:value-type="percentage" office:value="0.86238284636875351" table:style-name="ce39">
            <text:p>86,2%</text:p>
          </table:table-cell>
          <table:table-cell office:value-type="float" office:value="201620" table:style-name="ce38">
            <text:p>201.620</text:p>
          </table:table-cell>
          <table:table-cell office:value-type="percentage" office:value="0.75292307577404094" table:style-name="ce39">
            <text:p>75,3%</text:p>
          </table:table-cell>
          <table:table-cell office:value-type="float" office:value="153865" table:style-name="ce38">
            <text:p>153.865</text:p>
          </table:table-cell>
          <table:table-cell office:value-type="percentage" office:value="0.72919727401116552" table:style-name="ce39">
            <text:p>72,9%</text:p>
          </table:table-cell>
          <table:table-cell office:value-type="float" office:value="92601" table:style-name="ce38">
            <text:p>92.601</text:p>
          </table:table-cell>
          <table:table-cell office:value-type="percentage" office:value="0.56005733570417682" table:style-name="ce39">
            <text:p>56,0%</text:p>
          </table:table-cell>
          <table:table-cell office:value-type="float" office:value="1904876" table:style-name="ce38">
            <text:p>1.904.876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7530080372089092" table:style-name="ce39">
            <text:p>87,5%</text:p>
          </table:table-cell>
          <table:table-cell office:value-type="percentage" office:value="0.79538255589544193" table:style-name="ce39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678" table:style-name="ce38">
            <text:p>137.678</text:p>
          </table:table-cell>
          <table:table-cell office:value-type="percentage" office:value="1" table:style-name="ce39">
            <text:p>100,0%</text:p>
          </table:table-cell>
          <table:table-cell office:value-type="float" office:value="157948" table:style-name="ce38">
            <text:p>157.948</text:p>
          </table:table-cell>
          <table:table-cell office:value-type="percentage" office:value="0.99275303109345636" table:style-name="ce39">
            <text:p>99,3%</text:p>
          </table:table-cell>
          <table:table-cell office:value-type="float" office:value="219951" table:style-name="ce38">
            <text:p>219.951</text:p>
          </table:table-cell>
          <table:table-cell office:value-type="percentage" office:value="1" table:style-name="ce39">
            <text:p>100,0%</text:p>
          </table:table-cell>
          <table:table-cell office:value-type="float" office:value="282387" table:style-name="ce38">
            <text:p>282.387</text:p>
          </table:table-cell>
          <table:table-cell office:value-type="percentage" office:value="0.91839741379871076" table:style-name="ce39">
            <text:p>91,8%</text:p>
          </table:table-cell>
          <table:table-cell office:value-type="float" office:value="281731" table:style-name="ce38">
            <text:p>281.731</text:p>
          </table:table-cell>
          <table:table-cell office:value-type="percentage" office:value="0.85216799503939744" table:style-name="ce39">
            <text:p>85,2%</text:p>
          </table:table-cell>
          <table:table-cell office:value-type="float" office:value="196592" table:style-name="ce38">
            <text:p>196.592</text:p>
          </table:table-cell>
          <table:table-cell office:value-type="percentage" office:value="0.7393428381239634" table:style-name="ce39">
            <text:p>73,9%</text:p>
          </table:table-cell>
          <table:table-cell office:value-type="float" office:value="158823" table:style-name="ce38">
            <text:p>158.823</text:p>
          </table:table-cell>
          <table:table-cell office:value-type="percentage" office:value="0.72824855907450625" table:style-name="ce39">
            <text:p>72,8%</text:p>
          </table:table-cell>
          <table:table-cell office:value-type="float" office:value="115204" table:style-name="ce38">
            <text:p>115.204</text:p>
          </table:table-cell>
          <table:table-cell office:value-type="percentage" office:value="0.66219851470351554" table:style-name="ce39">
            <text:p>66,2%</text:p>
          </table:table-cell>
          <table:table-cell office:value-type="float" office:value="1550314" table:style-name="ce38">
            <text:p>1.550.314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5710289343558987" table:style-name="ce39">
            <text:p>85,7%</text:p>
          </table:table-cell>
          <table:table-cell office:value-type="percentage" office:value="0.7580178376811112" table:style-name="ce39">
            <text:p>75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763" table:style-name="ce38">
            <text:p>457.763</text:p>
          </table:table-cell>
          <table:table-cell office:value-type="percentage" office:value="1" table:style-name="ce39">
            <text:p>100,0%</text:p>
          </table:table-cell>
          <table:table-cell office:value-type="float" office:value="615704" table:style-name="ce38">
            <text:p>615.704</text:p>
          </table:table-cell>
          <table:table-cell office:value-type="percentage" office:value="0.96916693426015121" table:style-name="ce39">
            <text:p>96,9%</text:p>
          </table:table-cell>
          <table:table-cell office:value-type="float" office:value="790319" table:style-name="ce38">
            <text:p>790.319</text:p>
          </table:table-cell>
          <table:table-cell office:value-type="percentage" office:value="0.94356983896540525" table:style-name="ce39">
            <text:p>94,4%</text:p>
          </table:table-cell>
          <table:table-cell office:value-type="float" office:value="1000031" table:style-name="ce38">
            <text:p>1.000.031</text:p>
          </table:table-cell>
          <table:table-cell office:value-type="percentage" office:value="0.91596383886863653" table:style-name="ce39">
            <text:p>91,6%</text:p>
          </table:table-cell>
          <table:table-cell office:value-type="float" office:value="1085756" table:style-name="ce38">
            <text:p>1.085.756</text:p>
          </table:table-cell>
          <table:table-cell office:value-type="percentage" office:value="0.82456949090757203" table:style-name="ce39">
            <text:p>82,5%</text:p>
          </table:table-cell>
          <table:table-cell office:value-type="float" office:value="706693" table:style-name="ce38">
            <text:p>706.693</text:p>
          </table:table-cell>
          <table:table-cell office:value-type="percentage" office:value="0.67648652374187768" table:style-name="ce39">
            <text:p>67,6%</text:p>
          </table:table-cell>
          <table:table-cell office:value-type="float" office:value="545876" table:style-name="ce38">
            <text:p>545.876</text:p>
          </table:table-cell>
          <table:table-cell office:value-type="percentage" office:value="0.65067734687431089" table:style-name="ce39">
            <text:p>65,1%</text:p>
          </table:table-cell>
          <table:table-cell office:value-type="float" office:value="402448" table:style-name="ce38">
            <text:p>402.448</text:p>
          </table:table-cell>
          <table:table-cell office:value-type="percentage" office:value="0.61333260181112703" table:style-name="ce39">
            <text:p>61,3%</text:p>
          </table:table-cell>
          <table:table-cell office:value-type="float" office:value="5604590" table:style-name="ce38">
            <text:p>5.604.590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81600119970415064" table:style-name="ce39">
            <text:p>81,6%</text:p>
          </table:table-cell>
          <table:table-cell office:value-type="percentage" office:value="0.7203399687859835" table:style-name="ce39">
            <text:p>72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6515" table:style-name="ce38">
            <text:p>296.515</text:p>
          </table:table-cell>
          <table:table-cell office:value-type="percentage" office:value="1" table:style-name="ce39">
            <text:p>100,0%</text:p>
          </table:table-cell>
          <table:table-cell office:value-type="float" office:value="433047" table:style-name="ce38">
            <text:p>433.047</text:p>
          </table:table-cell>
          <table:table-cell office:value-type="percentage" office:value="0.9890033846280335" table:style-name="ce39">
            <text:p>98,9%</text:p>
          </table:table-cell>
          <table:table-cell office:value-type="float" office:value="565065" table:style-name="ce38">
            <text:p>565.065</text:p>
          </table:table-cell>
          <table:table-cell office:value-type="percentage" office:value="0.97302868124147623" table:style-name="ce39">
            <text:p>97,3%</text:p>
          </table:table-cell>
          <table:table-cell office:value-type="float" office:value="709132" table:style-name="ce38">
            <text:p>709.132</text:p>
          </table:table-cell>
          <table:table-cell office:value-type="percentage" office:value="0.94257603670710088" table:style-name="ce39">
            <text:p>94,3%</text:p>
          </table:table-cell>
          <table:table-cell office:value-type="float" office:value="740384" table:style-name="ce38">
            <text:p>740.384</text:p>
          </table:table-cell>
          <table:table-cell office:value-type="percentage" office:value="0.86941572685383073" table:style-name="ce39">
            <text:p>86,9%</text:p>
          </table:table-cell>
          <table:table-cell office:value-type="float" office:value="477585" table:style-name="ce38">
            <text:p>477.585</text:p>
          </table:table-cell>
          <table:table-cell office:value-type="percentage" office:value="0.73615163720272092" table:style-name="ce39">
            <text:p>73,6%</text:p>
          </table:table-cell>
          <table:table-cell office:value-type="float" office:value="377977" table:style-name="ce38">
            <text:p>377.977</text:p>
          </table:table-cell>
          <table:table-cell office:value-type="percentage" office:value="0.73233473996659726" table:style-name="ce39">
            <text:p>73,2%</text:p>
          </table:table-cell>
          <table:table-cell office:value-type="float" office:value="300203" table:style-name="ce38">
            <text:p>300.203</text:p>
          </table:table-cell>
          <table:table-cell office:value-type="percentage" office:value="0.70714035017466337" table:style-name="ce39">
            <text:p>70,7%</text:p>
          </table:table-cell>
          <table:table-cell office:value-type="float" office:value="3899908" table:style-name="ce38">
            <text:p>3.899.908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6887459593593253" table:style-name="ce39">
            <text:p>86,9%</text:p>
          </table:table-cell>
          <table:table-cell office:value-type="percentage" office:value="0.7711362050463948" table:style-name="ce39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52" table:style-name="ce38">
            <text:p>78.152</text:p>
          </table:table-cell>
          <table:table-cell office:value-type="percentage" office:value="1" table:style-name="ce39">
            <text:p>100,0%</text:p>
          </table:table-cell>
          <table:table-cell office:value-type="float" office:value="95769" table:style-name="ce38">
            <text:p>95.769</text:p>
          </table:table-cell>
          <table:table-cell office:value-type="percentage" office:value="1" table:style-name="ce39">
            <text:p>100,0%</text:p>
          </table:table-cell>
          <table:table-cell office:value-type="float" office:value="131966" table:style-name="ce38">
            <text:p>131.966</text:p>
          </table:table-cell>
          <table:table-cell office:value-type="percentage" office:value="1" table:style-name="ce39">
            <text:p>100,0%</text:p>
          </table:table-cell>
          <table:table-cell office:value-type="float" office:value="160047" table:style-name="ce38">
            <text:p>160.047</text:p>
          </table:table-cell>
          <table:table-cell office:value-type="percentage" office:value="0.94581481656580935" table:style-name="ce39">
            <text:p>94,6%</text:p>
          </table:table-cell>
          <table:table-cell office:value-type="float" office:value="144246" table:style-name="ce38">
            <text:p>144.246</text:p>
          </table:table-cell>
          <table:table-cell office:value-type="percentage" office:value="0.90439765759213508" table:style-name="ce39">
            <text:p>90,4%</text:p>
          </table:table-cell>
          <table:table-cell office:value-type="float" office:value="109146" table:style-name="ce38">
            <text:p>109.146</text:p>
          </table:table-cell>
          <table:table-cell office:value-type="percentage" office:value="0.81770166093542807" table:style-name="ce39">
            <text:p>81,8%</text:p>
          </table:table-cell>
          <table:table-cell office:value-type="float" office:value="85829" table:style-name="ce38">
            <text:p>85.829</text:p>
          </table:table-cell>
          <table:table-cell office:value-type="percentage" office:value="0.75740381221320152" table:style-name="ce39">
            <text:p>75,7%</text:p>
          </table:table-cell>
          <table:table-cell office:value-type="float" office:value="58176" table:style-name="ce38">
            <text:p>58.176</text:p>
          </table:table-cell>
          <table:table-cell office:value-type="percentage" office:value="0.68644247787610624" table:style-name="ce39">
            <text:p>68,6%</text:p>
          </table:table-cell>
          <table:table-cell office:value-type="float" office:value="863331" table:style-name="ce38">
            <text:p>863.331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90549349353968855" table:style-name="ce39">
            <text:p>90,5%</text:p>
          </table:table-cell>
          <table:table-cell office:value-type="percentage" office:value="0.81141122964848256" table:style-name="ce3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662" table:style-name="ce38">
            <text:p>241.662</text:p>
          </table:table-cell>
          <table:table-cell office:value-type="percentage" office:value="1" table:style-name="ce39">
            <text:p>100,0%</text:p>
          </table:table-cell>
          <table:table-cell office:value-type="float" office:value="290316" table:style-name="ce38">
            <text:p>290.316</text:p>
          </table:table-cell>
          <table:table-cell office:value-type="percentage" office:value="1" table:style-name="ce39">
            <text:p>100,0%</text:p>
          </table:table-cell>
          <table:table-cell office:value-type="float" office:value="341584" table:style-name="ce38">
            <text:p>341.584</text:p>
          </table:table-cell>
          <table:table-cell office:value-type="percentage" office:value="0.98459906550945875" table:style-name="ce39">
            <text:p>98,5%</text:p>
          </table:table-cell>
          <table:table-cell office:value-type="float" office:value="385205" table:style-name="ce38">
            <text:p>385.205</text:p>
          </table:table-cell>
          <table:table-cell office:value-type="percentage" office:value="0.94904025484800036" table:style-name="ce39">
            <text:p>94,9%</text:p>
          </table:table-cell>
          <table:table-cell office:value-type="float" office:value="397397" table:style-name="ce38">
            <text:p>397.397</text:p>
          </table:table-cell>
          <table:table-cell office:value-type="percentage" office:value="0.89661139702315551" table:style-name="ce39">
            <text:p>89,7%</text:p>
          </table:table-cell>
          <table:table-cell office:value-type="float" office:value="246456" table:style-name="ce38">
            <text:p>246.456</text:p>
          </table:table-cell>
          <table:table-cell office:value-type="percentage" office:value="0.7620590708949686" table:style-name="ce39">
            <text:p>76,2%</text:p>
          </table:table-cell>
          <table:table-cell office:value-type="float" office:value="174367" table:style-name="ce38">
            <text:p>174.367</text:p>
          </table:table-cell>
          <table:table-cell office:value-type="percentage" office:value="0.75489758897918013" table:style-name="ce39">
            <text:p>75,5%</text:p>
          </table:table-cell>
          <table:table-cell office:value-type="float" office:value="98546" table:style-name="ce38">
            <text:p>98.546</text:p>
          </table:table-cell>
          <table:table-cell office:value-type="percentage" office:value="0.54745648780325207" table:style-name="ce39">
            <text:p>54,7%</text:p>
          </table:table-cell>
          <table:table-cell office:value-type="float" office:value="2175533" table:style-name="ce38">
            <text:p>2.175.533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8634575638104263" table:style-name="ce39">
            <text:p>88,6%</text:p>
          </table:table-cell>
          <table:table-cell office:value-type="percentage" office:value="0.80521048967380859" table:style-name="ce39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34" table:style-name="ce38">
            <text:p>23.334</text:p>
          </table:table-cell>
          <table:table-cell office:value-type="percentage" office:value="1" table:style-name="ce39">
            <text:p>100,0%</text:p>
          </table:table-cell>
          <table:table-cell office:value-type="float" office:value="28596" table:style-name="ce38">
            <text:p>28.596</text:p>
          </table:table-cell>
          <table:table-cell office:value-type="percentage" office:value="1" table:style-name="ce39">
            <text:p>100,0%</text:p>
          </table:table-cell>
          <table:table-cell office:value-type="float" office:value="37725" table:style-name="ce38">
            <text:p>37.725</text:p>
          </table:table-cell>
          <table:table-cell office:value-type="percentage" office:value="1" table:style-name="ce39">
            <text:p>100,0%</text:p>
          </table:table-cell>
          <table:table-cell office:value-type="float" office:value="44771" table:style-name="ce38">
            <text:p>44.771</text:p>
          </table:table-cell>
          <table:table-cell office:value-type="percentage" office:value="0.93930429674387383" table:style-name="ce39">
            <text:p>93,9%</text:p>
          </table:table-cell>
          <table:table-cell office:value-type="float" office:value="46321" table:style-name="ce38">
            <text:p>46.321</text:p>
          </table:table-cell>
          <table:table-cell office:value-type="percentage" office:value="0.87485598806353526" table:style-name="ce39">
            <text:p>87,5%</text:p>
          </table:table-cell>
          <table:table-cell office:value-type="float" office:value="28856" table:style-name="ce38">
            <text:p>28.856</text:p>
          </table:table-cell>
          <table:table-cell office:value-type="percentage" office:value="0.73389455479539156" table:style-name="ce39">
            <text:p>73,4%</text:p>
          </table:table-cell>
          <table:table-cell office:value-type="float" office:value="20421" table:style-name="ce38">
            <text:p>20.421</text:p>
          </table:table-cell>
          <table:table-cell office:value-type="percentage" office:value="0.6704642458467398" table:style-name="ce39">
            <text:p>67,0%</text:p>
          </table:table-cell>
          <table:table-cell office:value-type="float" office:value="16007" table:style-name="ce38">
            <text:p>16.007</text:p>
          </table:table-cell>
          <table:table-cell office:value-type="percentage" office:value="0.62693874353752155" table:style-name="ce39">
            <text:p>62,7%</text:p>
          </table:table-cell>
          <table:table-cell office:value-type="float" office:value="246031" table:style-name="ce38">
            <text:p>246.031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6639785892876009" table:style-name="ce39">
            <text:p>86,6%</text:p>
          </table:table-cell>
          <table:table-cell office:value-type="percentage" office:value="0.76905355814375109" table:style-name="ce39">
            <text:p>76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3187" table:style-name="ce38">
            <text:p>373.187</text:p>
          </table:table-cell>
          <table:table-cell office:value-type="percentage" office:value="1" table:style-name="ce39">
            <text:p>100,0%</text:p>
          </table:table-cell>
          <table:table-cell office:value-type="float" office:value="509337" table:style-name="ce38">
            <text:p>509.337</text:p>
          </table:table-cell>
          <table:table-cell office:value-type="percentage" office:value="0.9681722016191423" table:style-name="ce39">
            <text:p>96,8%</text:p>
          </table:table-cell>
          <table:table-cell office:value-type="float" office:value="682365" table:style-name="ce38">
            <text:p>682.365</text:p>
          </table:table-cell>
          <table:table-cell office:value-type="percentage" office:value="0.9702014579361119" table:style-name="ce39">
            <text:p>97,0%</text:p>
          </table:table-cell>
          <table:table-cell office:value-type="float" office:value="925861" table:style-name="ce38">
            <text:p>925.861</text:p>
          </table:table-cell>
          <table:table-cell office:value-type="percentage" office:value="0.95176519326509612" table:style-name="ce39">
            <text:p>95,2%</text:p>
          </table:table-cell>
          <table:table-cell office:value-type="float" office:value="999319" table:style-name="ce38">
            <text:p>999.319</text:p>
          </table:table-cell>
          <table:table-cell office:value-type="percentage" office:value="0.85707020157448166" table:style-name="ce39">
            <text:p>85,7%</text:p>
          </table:table-cell>
          <table:table-cell office:value-type="float" office:value="693165" table:style-name="ce38">
            <text:p>693.165</text:p>
          </table:table-cell>
          <table:table-cell office:value-type="percentage" office:value="0.72992397118908214" table:style-name="ce39">
            <text:p>73,0%</text:p>
          </table:table-cell>
          <table:table-cell office:value-type="float" office:value="524564" table:style-name="ce38">
            <text:p>524.564</text:p>
          </table:table-cell>
          <table:table-cell office:value-type="percentage" office:value="0.70650728980773758" table:style-name="ce39">
            <text:p>70,7%</text:p>
          </table:table-cell>
          <table:table-cell office:value-type="float" office:value="309466" table:style-name="ce38">
            <text:p>309.466</text:p>
          </table:table-cell>
          <table:table-cell office:value-type="percentage" office:value="0.55906507545949535" table:style-name="ce39">
            <text:p>55,9%</text:p>
          </table:table-cell>
          <table:table-cell office:value-type="float" office:value="5017264" table:style-name="ce38">
            <text:p>5.017.264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3929690125539969" table:style-name="ce39">
            <text:p>83,9%</text:p>
          </table:table-cell>
          <table:table-cell office:value-type="percentage" office:value="0.74002166407468672" table:style-name="ce39">
            <text:p>74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743" table:style-name="ce38">
            <text:p>73.743</text:p>
          </table:table-cell>
          <table:table-cell office:value-type="percentage" office:value="1" table:style-name="ce39">
            <text:p>100,0%</text:p>
          </table:table-cell>
          <table:table-cell office:value-type="float" office:value="102628" table:style-name="ce38">
            <text:p>102.628</text:p>
          </table:table-cell>
          <table:table-cell office:value-type="percentage" office:value="0.99736634952720626" table:style-name="ce39">
            <text:p>99,7%</text:p>
          </table:table-cell>
          <table:table-cell office:value-type="float" office:value="146379" table:style-name="ce38">
            <text:p>146.379</text:p>
          </table:table-cell>
          <table:table-cell office:value-type="percentage" office:value="0.99639232450020077" table:style-name="ce39">
            <text:p>99,6%</text:p>
          </table:table-cell>
          <table:table-cell office:value-type="float" office:value="204179" table:style-name="ce38">
            <text:p>204.179</text:p>
          </table:table-cell>
          <table:table-cell office:value-type="percentage" office:value="0.95743613309824815" table:style-name="ce39">
            <text:p>95,7%</text:p>
          </table:table-cell>
          <table:table-cell office:value-type="float" office:value="224804" table:style-name="ce38">
            <text:p>224.804</text:p>
          </table:table-cell>
          <table:table-cell office:value-type="percentage" office:value="0.88450839441762374" table:style-name="ce39">
            <text:p>88,5%</text:p>
          </table:table-cell>
          <table:table-cell office:value-type="float" office:value="155443" table:style-name="ce38">
            <text:p>155.443</text:p>
          </table:table-cell>
          <table:table-cell office:value-type="percentage" office:value="0.74373573585068153" table:style-name="ce39">
            <text:p>74,4%</text:p>
          </table:table-cell>
          <table:table-cell office:value-type="float" office:value="126727" table:style-name="ce38">
            <text:p>126.727</text:p>
          </table:table-cell>
          <table:table-cell office:value-type="percentage" office:value="0.73572407226789283" table:style-name="ce39">
            <text:p>73,6%</text:p>
          </table:table-cell>
          <table:table-cell office:value-type="float" office:value="98662" table:style-name="ce38">
            <text:p>98.662</text:p>
          </table:table-cell>
          <table:table-cell office:value-type="percentage" office:value="0.69532185997998508" table:style-name="ce39">
            <text:p>69,5%</text:p>
          </table:table-cell>
          <table:table-cell office:value-type="float" office:value="1132565" table:style-name="ce38">
            <text:p>1.132.565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6446302943890596" table:style-name="ce39">
            <text:p>86,4%</text:p>
          </table:table-cell>
          <table:table-cell office:value-type="percentage" office:value="0.74942216746258561" table:style-name="ce39">
            <text:p>74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44" table:style-name="ce38">
            <text:p>42.444</text:p>
          </table:table-cell>
          <table:table-cell office:value-type="percentage" office:value="1" table:style-name="ce39">
            <text:p>100,0%</text:p>
          </table:table-cell>
          <table:table-cell office:value-type="float" office:value="55777" table:style-name="ce38">
            <text:p>55.777</text:p>
          </table:table-cell>
          <table:table-cell office:value-type="percentage" office:value="0.9997311442500717" table:style-name="ce39">
            <text:p>100,0%</text:p>
          </table:table-cell>
          <table:table-cell office:value-type="float" office:value="71531" table:style-name="ce38">
            <text:p>71.531</text:p>
          </table:table-cell>
          <table:table-cell office:value-type="percentage" office:value="0.96867721141866636" table:style-name="ce39">
            <text:p>96,9%</text:p>
          </table:table-cell>
          <table:table-cell office:value-type="float" office:value="90280" table:style-name="ce38">
            <text:p>90.280</text:p>
          </table:table-cell>
          <table:table-cell office:value-type="percentage" office:value="0.9336670320805841" table:style-name="ce39">
            <text:p>93,4%</text:p>
          </table:table-cell>
          <table:table-cell office:value-type="float" office:value="92804" table:style-name="ce38">
            <text:p>92.804</text:p>
          </table:table-cell>
          <table:table-cell office:value-type="percentage" office:value="0.8592803836965982" table:style-name="ce39">
            <text:p>85,9%</text:p>
          </table:table-cell>
          <table:table-cell office:value-type="float" office:value="59948" table:style-name="ce38">
            <text:p>59.948</text:p>
          </table:table-cell>
          <table:table-cell office:value-type="percentage" office:value="0.73699610282637296" table:style-name="ce39">
            <text:p>73,7%</text:p>
          </table:table-cell>
          <table:table-cell office:value-type="float" office:value="49339" table:style-name="ce38">
            <text:p>49.339</text:p>
          </table:table-cell>
          <table:table-cell office:value-type="percentage" office:value="0.72422094030267004" table:style-name="ce39">
            <text:p>72,4%</text:p>
          </table:table-cell>
          <table:table-cell office:value-type="float" office:value="37538" table:style-name="ce38">
            <text:p>37.538</text:p>
          </table:table-cell>
          <table:table-cell office:value-type="percentage" office:value="0.66570901610271693" table:style-name="ce39">
            <text:p>66,6%</text:p>
          </table:table-cell>
          <table:table-cell office:value-type="float" office:value="499661" table:style-name="ce38">
            <text:p>499.661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5947804607863709" table:style-name="ce39">
            <text:p>85,9%</text:p>
          </table:table-cell>
          <table:table-cell office:value-type="percentage" office:value="0.75569157149835831" table:style-name="ce39">
            <text:p>75,6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874" table:style-name="ce38">
            <text:p>163.874</text:p>
          </table:table-cell>
          <table:table-cell office:value-type="percentage" office:value="1" table:style-name="ce39">
            <text:p>100,0%</text:p>
          </table:table-cell>
          <table:table-cell office:value-type="float" office:value="213324" table:style-name="ce38">
            <text:p>213.324</text:p>
          </table:table-cell>
          <table:table-cell office:value-type="percentage" office:value="1" table:style-name="ce39">
            <text:p>100,0%</text:p>
          </table:table-cell>
          <table:table-cell office:value-type="float" office:value="276277" table:style-name="ce38">
            <text:p>276.277</text:p>
          </table:table-cell>
          <table:table-cell office:value-type="percentage" office:value="0.98628440055833411" table:style-name="ce39">
            <text:p>98,6%</text:p>
          </table:table-cell>
          <table:table-cell office:value-type="float" office:value="317657" table:style-name="ce38">
            <text:p>317.657</text:p>
          </table:table-cell>
          <table:table-cell office:value-type="percentage" office:value="0.93434850004559133" table:style-name="ce39">
            <text:p>93,4%</text:p>
          </table:table-cell>
          <table:table-cell office:value-type="float" office:value="310614" table:style-name="ce38">
            <text:p>310.614</text:p>
          </table:table-cell>
          <table:table-cell office:value-type="percentage" office:value="0.85773458922550549" table:style-name="ce39">
            <text:p>85,8%</text:p>
          </table:table-cell>
          <table:table-cell office:value-type="float" office:value="186970" table:style-name="ce38">
            <text:p>186.970</text:p>
          </table:table-cell>
          <table:table-cell office:value-type="percentage" office:value="0.71761666980114602" table:style-name="ce39">
            <text:p>71,8%</text:p>
          </table:table-cell>
          <table:table-cell office:value-type="float" office:value="133535" table:style-name="ce38">
            <text:p>133.535</text:p>
          </table:table-cell>
          <table:table-cell office:value-type="percentage" office:value="0.6625929123621821" table:style-name="ce39">
            <text:p>66,3%</text:p>
          </table:table-cell>
          <table:table-cell office:value-type="float" office:value="91443" table:style-name="ce38">
            <text:p>91.443</text:p>
          </table:table-cell>
          <table:table-cell office:value-type="percentage" office:value="0.54234724742891716" table:style-name="ce39">
            <text:p>54,2%</text:p>
          </table:table-cell>
          <table:table-cell office:value-type="float" office:value="1693694" table:style-name="ce38">
            <text:p>1.693.694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5370093798057711" table:style-name="ce39">
            <text:p>85,4%</text:p>
          </table:table-cell>
          <table:table-cell office:value-type="percentage" office:value="0.762752059892709" table:style-name="ce39">
            <text:p>76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86" table:style-name="ce38">
            <text:p>2.386</text:p>
          </table:table-cell>
          <table:table-cell office:value-type="percentage" office:value="0.91593090211132433" table:style-name="ce39">
            <text:p>91,6%</text:p>
          </table:table-cell>
          <table:table-cell office:value-type="float" office:value="3869" table:style-name="ce38">
            <text:p>3.869</text:p>
          </table:table-cell>
          <table:table-cell office:value-type="percentage" office:value="0.89601667438628996" table:style-name="ce39">
            <text:p>89,6%</text:p>
          </table:table-cell>
          <table:table-cell office:value-type="float" office:value="7536" table:style-name="ce38">
            <text:p>7.536</text:p>
          </table:table-cell>
          <table:table-cell office:value-type="percentage" office:value="0.95914471172203131" table:style-name="ce39">
            <text:p>95,9%</text:p>
          </table:table-cell>
          <table:table-cell office:value-type="float" office:value="10273" table:style-name="ce38">
            <text:p>10.273</text:p>
          </table:table-cell>
          <table:table-cell office:value-type="percentage" office:value="0.88897542402215302" table:style-name="ce39">
            <text:p>88,9%</text:p>
          </table:table-cell>
          <table:table-cell office:value-type="float" office:value="10673" table:style-name="ce38">
            <text:p>10.673</text:p>
          </table:table-cell>
          <table:table-cell office:value-type="percentage" office:value="0.84424932763803195" table:style-name="ce39">
            <text:p>84,4%</text:p>
          </table:table-cell>
          <table:table-cell office:value-type="float" office:value="8466" table:style-name="ce38">
            <text:p>8.466</text:p>
          </table:table-cell>
          <table:table-cell office:value-type="percentage" office:value="0.71178745586009751" table:style-name="ce39">
            <text:p>71,2%</text:p>
          </table:table-cell>
          <table:table-cell office:value-type="float" office:value="7854" table:style-name="ce38">
            <text:p>7.854</text:p>
          </table:table-cell>
          <table:table-cell office:value-type="percentage" office:value="0.71614844533600808" table:style-name="ce39">
            <text:p>71,6%</text:p>
          </table:table-cell>
          <table:table-cell office:value-type="float" office:value="5989" table:style-name="ce38">
            <text:p>5.989</text:p>
          </table:table-cell>
          <table:table-cell office:value-type="percentage" office:value="0.65625684856454092" table:style-name="ce39">
            <text:p>65,6%</text:p>
          </table:table-cell>
          <table:table-cell office:value-type="float" office:value="57046" table:style-name="ce38">
            <text:p>57.046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80386105826816034" table:style-name="ce39">
            <text:p>80,4%</text:p>
          </table:table-cell>
          <table:table-cell office:value-type="percentage" office:value="0.67748984584689198" table:style-name="ce39">
            <text:p>67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99" table:style-name="ce38">
            <text:p>1.999</text:p>
          </table:table-cell>
          <table:table-cell office:value-type="percentage" office:value="0.85100042571306944" table:style-name="ce39">
            <text:p>85,1%</text:p>
          </table:table-cell>
          <table:table-cell office:value-type="float" office:value="3290" table:style-name="ce38">
            <text:p>3.290</text:p>
          </table:table-cell>
          <table:table-cell office:value-type="percentage" office:value="0.87780149413020281" table:style-name="ce39">
            <text:p>87,8%</text:p>
          </table:table-cell>
          <table:table-cell office:value-type="float" office:value="7027" table:style-name="ce38">
            <text:p>7.027</text:p>
          </table:table-cell>
          <table:table-cell office:value-type="percentage" office:value="0.89778970231250799" table:style-name="ce39">
            <text:p>89,8%</text:p>
          </table:table-cell>
          <table:table-cell office:value-type="float" office:value="9446" table:style-name="ce38">
            <text:p>9.446</text:p>
          </table:table-cell>
          <table:table-cell office:value-type="percentage" office:value="0.83600318612266578" table:style-name="ce39">
            <text:p>83,6%</text:p>
          </table:table-cell>
          <table:table-cell office:value-type="float" office:value="9705" table:style-name="ce38">
            <text:p>9.705</text:p>
          </table:table-cell>
          <table:table-cell office:value-type="percentage" office:value="0.80861523079486752" table:style-name="ce39">
            <text:p>80,9%</text:p>
          </table:table-cell>
          <table:table-cell office:value-type="float" office:value="8075" table:style-name="ce38">
            <text:p>8.075</text:p>
          </table:table-cell>
          <table:table-cell office:value-type="percentage" office:value="0.66554026209511252" table:style-name="ce39">
            <text:p>66,6%</text:p>
          </table:table-cell>
          <table:table-cell office:value-type="float" office:value="7738" table:style-name="ce38">
            <text:p>7.738</text:p>
          </table:table-cell>
          <table:table-cell office:value-type="percentage" office:value="0.64510212588578575" table:style-name="ce39">
            <text:p>64,5%</text:p>
          </table:table-cell>
          <table:table-cell office:value-type="float" office:value="6068" table:style-name="ce38">
            <text:p>6.068</text:p>
          </table:table-cell>
          <table:table-cell office:value-type="percentage" office:value="0.633799874660539" table:style-name="ce39">
            <text:p>63,4%</text:p>
          </table:table-cell>
          <table:table-cell office:value-type="float" office:value="53348" table:style-name="ce38">
            <text:p>53.348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5215362273887232" table:style-name="ce39">
            <text:p>75,2%</text:p>
          </table:table-cell>
          <table:table-cell office:value-type="percentage" office:value="0.61266020487849693" table:style-name="ce39">
            <text:p>61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09" table:style-name="ce38">
            <text:p>3.509</text:p>
          </table:table-cell>
          <table:table-cell office:value-type="string" table:style-name="ce39">
            <text:p>-</text:p>
          </table:table-cell>
          <table:table-cell office:value-type="float" office:value="9469" table:style-name="ce38">
            <text:p>9.469</text:p>
          </table:table-cell>
          <table:table-cell office:value-type="string" table:style-name="ce39">
            <text:p>-</text:p>
          </table:table-cell>
          <table:table-cell office:value-type="float" office:value="21861" table:style-name="ce38">
            <text:p>21.861</text:p>
          </table:table-cell>
          <table:table-cell office:value-type="string" table:style-name="ce39">
            <text:p>-</text:p>
          </table:table-cell>
          <table:table-cell office:value-type="float" office:value="31501" table:style-name="ce38">
            <text:p>31.501</text:p>
          </table:table-cell>
          <table:table-cell office:value-type="string" table:style-name="ce39">
            <text:p>-</text:p>
          </table:table-cell>
          <table:table-cell office:value-type="float" office:value="24112" table:style-name="ce38">
            <text:p>24.112</text:p>
          </table:table-cell>
          <table:table-cell office:value-type="string" table:style-name="ce39">
            <text:p>-</text:p>
          </table:table-cell>
          <table:table-cell office:value-type="float" office:value="967" table:style-name="ce38">
            <text:p>967</text:p>
          </table:table-cell>
          <table:table-cell office:value-type="string" table:style-name="ce39">
            <text:p>-</text:p>
          </table:table-cell>
          <table:table-cell office:value-type="float" office:value="91469" table:style-name="ce38">
            <text:p>91.469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63" table:style-name="ce41">
            <text:p>163</text:p>
          </table:table-cell>
          <table:table-cell office:value-type="string" table:style-name="ce42">
            <text:p>-</text:p>
          </table:table-cell>
          <table:table-cell office:value-type="float" office:value="466" table:style-name="ce41">
            <text:p>466</text:p>
          </table:table-cell>
          <table:table-cell office:value-type="string" table:style-name="ce42">
            <text:p>-</text:p>
          </table:table-cell>
          <table:table-cell office:value-type="float" office:value="899" table:style-name="ce41">
            <text:p>899</text:p>
          </table:table-cell>
          <table:table-cell office:value-type="string" table:style-name="ce42">
            <text:p>-</text:p>
          </table:table-cell>
          <table:table-cell office:value-type="float" office:value="1005" table:style-name="ce41">
            <text:p>1.005</text:p>
          </table:table-cell>
          <table:table-cell office:value-type="string" table:style-name="ce42">
            <text:p>-</text:p>
          </table:table-cell>
          <table:table-cell office:value-type="float" office:value="921" table:style-name="ce41">
            <text:p>921</text:p>
          </table:table-cell>
          <table:table-cell office:value-type="string" table:style-name="ce42">
            <text:p>-</text:p>
          </table:table-cell>
          <table:table-cell office:value-type="float" office:value="132" table:style-name="ce41">
            <text:p>132</text:p>
          </table:table-cell>
          <table:table-cell office:value-type="string" table:style-name="ce42">
            <text:p>-</text:p>
          </table:table-cell>
          <table:table-cell office:value-type="float" office:value="3629" table:style-name="ce41">
            <text:p>3.629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4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30790" table:style-name="ce45">
            <text:p>2.930.790</text:p>
          </table:table-cell>
          <table:table-cell office:value-type="percentage" office:value="1" table:style-name="ce46">
            <text:p>100,0%</text:p>
          </table:table-cell>
          <table:table-cell office:value-type="float" office:value="3928948" table:style-name="ce45">
            <text:p>3.928.948</text:p>
          </table:table-cell>
          <table:table-cell office:value-type="percentage" office:value="0.99214731145731927" table:style-name="ce46">
            <text:p>99,2%</text:p>
          </table:table-cell>
          <table:table-cell office:value-type="float" office:value="5222211" table:style-name="ce45">
            <text:p>5.222.211</text:p>
          </table:table-cell>
          <table:table-cell office:value-type="percentage" office:value="0.97849441613674837" table:style-name="ce46">
            <text:p>97,8%</text:p>
          </table:table-cell>
          <table:table-cell office:value-type="float" office:value="6564973" table:style-name="ce45">
            <text:p>6.564.973</text:p>
          </table:table-cell>
          <table:table-cell office:value-type="percentage" office:value="0.93341211089066789" table:style-name="ce46">
            <text:p>93,3%</text:p>
          </table:table-cell>
          <table:table-cell office:value-type="float" office:value="6767298" table:style-name="ce45">
            <text:p>6.767.298</text:p>
          </table:table-cell>
          <table:table-cell office:value-type="percentage" office:value="0.85751691927898765" table:style-name="ce46">
            <text:p>85,8%</text:p>
          </table:table-cell>
          <table:table-cell office:value-type="float" office:value="4563919" table:style-name="ce45">
            <text:p>4.563.919</text:p>
          </table:table-cell>
          <table:table-cell office:value-type="percentage" office:value="0.73252388328652251" table:style-name="ce46">
            <text:p>73,3%</text:p>
          </table:table-cell>
          <table:table-cell office:value-type="float" office:value="3508315" table:style-name="ce45">
            <text:p>3.508.315</text:p>
          </table:table-cell>
          <table:table-cell office:value-type="percentage" office:value="0.70951879206575197" table:style-name="ce46">
            <text:p>71,0%</text:p>
          </table:table-cell>
          <table:table-cell office:value-type="float" office:value="2463911" table:style-name="ce45">
            <text:p>2.463.911</text:p>
          </table:table-cell>
          <table:table-cell office:value-type="percentage" office:value="0.63361017063347358" table:style-name="ce46">
            <text:p>63,4%</text:p>
          </table:table-cell>
          <table:table-cell office:value-type="float" office:value="35950365" table:style-name="ce45">
            <text:p>35.950.365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5352594159515427" table:style-name="ce46">
            <text:p>85,4%</text:p>
          </table:table-cell>
          <table:table-cell office:value-type="percentage" office:value="0.75763461918815056" table:style-name="ce46">
            <text:p>75,8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office:value-type="string" table:style-name="ce32">
            <text:p>% pauta completa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6177" table:style-name="ce35">
            <text:p>426.177</text:p>
          </table:table-cell>
          <table:table-cell office:value-type="percentage" office:value="1" table:style-name="ce36">
            <text:p>100,0%</text:p>
          </table:table-cell>
          <table:table-cell office:value-type="float" office:value="645558" table:style-name="ce35">
            <text:p>645.558</text:p>
          </table:table-cell>
          <table:table-cell office:value-type="percentage" office:value="0.99258434671369555" table:style-name="ce36">
            <text:p>99,3%</text:p>
          </table:table-cell>
          <table:table-cell office:value-type="float" office:value="889779" table:style-name="ce35">
            <text:p>889.779</text:p>
          </table:table-cell>
          <table:table-cell office:value-type="percentage" office:value="0.97121859264943289" table:style-name="ce36">
            <text:p>97,1%</text:p>
          </table:table-cell>
          <table:table-cell office:value-type="float" office:value="1174835" table:style-name="ce35">
            <text:p>1.174.835</text:p>
          </table:table-cell>
          <table:table-cell office:value-type="percentage" office:value="0.92870790287275862" table:style-name="ce36">
            <text:p>92,9%</text:p>
          </table:table-cell>
          <table:table-cell office:value-type="float" office:value="1177353" table:style-name="ce35">
            <text:p>1.177.353</text:p>
          </table:table-cell>
          <table:table-cell office:value-type="percentage" office:value="0.85000440396963717" table:style-name="ce36">
            <text:p>85,0%</text:p>
          </table:table-cell>
          <table:table-cell office:value-type="float" office:value="789871" table:style-name="ce35">
            <text:p>789.871</text:p>
          </table:table-cell>
          <table:table-cell office:value-type="percentage" office:value="0.69273743506718455" table:style-name="ce36">
            <text:p>69,3%</text:p>
          </table:table-cell>
          <table:table-cell office:value-type="float" office:value="514496" table:style-name="ce35">
            <text:p>514.496</text:p>
          </table:table-cell>
          <table:table-cell office:value-type="percentage" office:value="0.55401261155714832" table:style-name="ce36">
            <text:p>55,4%</text:p>
          </table:table-cell>
          <table:table-cell office:value-type="float" office:value="133347" table:style-name="ce35">
            <text:p>133.347</text:p>
          </table:table-cell>
          <table:table-cell office:value-type="percentage" office:value="0.17710952348696452" table:style-name="ce36">
            <text:p>17,7%</text:p>
          </table:table-cell>
          <table:table-cell office:value-type="float" office:value="5751416" table:style-name="ce35">
            <text:p>5.751.416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77179754360421227" table:style-name="ce36">
            <text:p>77,2%</text:p>
          </table:table-cell>
          <table:table-cell office:value-type="percentage" office:value="0.67948212817170617" table:style-name="ce36">
            <text:p>67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367" table:style-name="ce38">
            <text:p>99.367</text:p>
          </table:table-cell>
          <table:table-cell office:value-type="percentage" office:value="1" table:style-name="ce39">
            <text:p>100,0%</text:p>
          </table:table-cell>
          <table:table-cell office:value-type="float" office:value="117867" table:style-name="ce38">
            <text:p>117.867</text:p>
          </table:table-cell>
          <table:table-cell office:value-type="percentage" office:value="0.99085368416628139" table:style-name="ce39">
            <text:p>99,1%</text:p>
          </table:table-cell>
          <table:table-cell office:value-type="float" office:value="148765" table:style-name="ce38">
            <text:p>148.765</text:p>
          </table:table-cell>
          <table:table-cell office:value-type="percentage" office:value="0.95138360395735677" table:style-name="ce39">
            <text:p>95,1%</text:p>
          </table:table-cell>
          <table:table-cell office:value-type="float" office:value="178269" table:style-name="ce38">
            <text:p>178.269</text:p>
          </table:table-cell>
          <table:table-cell office:value-type="percentage" office:value="0.89914054855598036" table:style-name="ce39">
            <text:p>89,9%</text:p>
          </table:table-cell>
          <table:table-cell office:value-type="float" office:value="175807" table:style-name="ce38">
            <text:p>175.807</text:p>
          </table:table-cell>
          <table:table-cell office:value-type="percentage" office:value="0.81792382166434818" table:style-name="ce39">
            <text:p>81,8%</text:p>
          </table:table-cell>
          <table:table-cell office:value-type="float" office:value="106155" table:style-name="ce38">
            <text:p>106.155</text:p>
          </table:table-cell>
          <table:table-cell office:value-type="percentage" office:value="0.64615974580913771" table:style-name="ce39">
            <text:p>64,6%</text:p>
          </table:table-cell>
          <table:table-cell office:value-type="float" office:value="72815" table:style-name="ce38">
            <text:p>72.815</text:p>
          </table:table-cell>
          <table:table-cell office:value-type="percentage" office:value="0.55839295710922465" table:style-name="ce39">
            <text:p>55,8%</text:p>
          </table:table-cell>
          <table:table-cell office:value-type="float" office:value="27253" table:style-name="ce38">
            <text:p>27.253</text:p>
          </table:table-cell>
          <table:table-cell office:value-type="percentage" office:value="0.26431252364003144" table:style-name="ce39">
            <text:p>26,4%</text:p>
          </table:table-cell>
          <table:table-cell office:value-type="float" office:value="926298" table:style-name="ce38">
            <text:p>926.298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8159769275035562" table:style-name="ce39">
            <text:p>78,2%</text:p>
          </table:table-cell>
          <table:table-cell office:value-type="percentage" office:value="0.69678371525006566" table:style-name="ce39">
            <text:p>69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808" table:style-name="ce38">
            <text:p>87.808</text:p>
          </table:table-cell>
          <table:table-cell office:value-type="percentage" office:value="0.999795049302029" table:style-name="ce39">
            <text:p>100,0%</text:p>
          </table:table-cell>
          <table:table-cell office:value-type="float" office:value="113536" table:style-name="ce38">
            <text:p>113.536</text:p>
          </table:table-cell>
          <table:table-cell office:value-type="percentage" office:value="1" table:style-name="ce39">
            <text:p>100,0%</text:p>
          </table:table-cell>
          <table:table-cell office:value-type="float" office:value="144446" table:style-name="ce38">
            <text:p>144.446</text:p>
          </table:table-cell>
          <table:table-cell office:value-type="percentage" office:value="0.96521262662710827" table:style-name="ce39">
            <text:p>96,5%</text:p>
          </table:table-cell>
          <table:table-cell office:value-type="float" office:value="149277" table:style-name="ce38">
            <text:p>149.277</text:p>
          </table:table-cell>
          <table:table-cell office:value-type="percentage" office:value="0.91780872452273354" table:style-name="ce39">
            <text:p>91,8%</text:p>
          </table:table-cell>
          <table:table-cell office:value-type="float" office:value="144376" table:style-name="ce38">
            <text:p>144.376</text:p>
          </table:table-cell>
          <table:table-cell office:value-type="percentage" office:value="0.86456318528321552" table:style-name="ce39">
            <text:p>86,5%</text:p>
          </table:table-cell>
          <table:table-cell office:value-type="float" office:value="78793" table:style-name="ce38">
            <text:p>78.793</text:p>
          </table:table-cell>
          <table:table-cell office:value-type="percentage" office:value="0.68844308918227015" table:style-name="ce39">
            <text:p>68,8%</text:p>
          </table:table-cell>
          <table:table-cell office:value-type="float" office:value="47271" table:style-name="ce38">
            <text:p>47.271</text:p>
          </table:table-cell>
          <table:table-cell office:value-type="percentage" office:value="0.59752752461730985" table:style-name="ce39">
            <text:p>59,8%</text:p>
          </table:table-cell>
          <table:table-cell office:value-type="float" office:value="14366" table:style-name="ce38">
            <text:p>14.366</text:p>
          </table:table-cell>
          <table:table-cell office:value-type="percentage" office:value="0.22446874999999999" table:style-name="ce39">
            <text:p>22,4%</text:p>
          </table:table-cell>
          <table:table-cell office:value-type="float" office:value="779873" table:style-name="ce38">
            <text:p>779.873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3504706470634216" table:style-name="ce39">
            <text:p>83,5%</text:p>
          </table:table-cell>
          <table:table-cell office:value-type="percentage" office:value="0.76549396142852655" table:style-name="ce39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445" table:style-name="ce38">
            <text:p>50.445</text:p>
          </table:table-cell>
          <table:table-cell office:value-type="percentage" office:value="1" table:style-name="ce39">
            <text:p>100,0%</text:p>
          </table:table-cell>
          <table:table-cell office:value-type="float" office:value="78003" table:style-name="ce38">
            <text:p>78.003</text:p>
          </table:table-cell>
          <table:table-cell office:value-type="percentage" office:value="0.96878881216155799" table:style-name="ce39">
            <text:p>96,9%</text:p>
          </table:table-cell>
          <table:table-cell office:value-type="float" office:value="104886" table:style-name="ce38">
            <text:p>104.886</text:p>
          </table:table-cell>
          <table:table-cell office:value-type="percentage" office:value="0.89469508918289531" table:style-name="ce39">
            <text:p>89,5%</text:p>
          </table:table-cell>
          <table:table-cell office:value-type="float" office:value="142265" table:style-name="ce38">
            <text:p>142.265</text:p>
          </table:table-cell>
          <table:table-cell office:value-type="percentage" office:value="0.85806739567060919" table:style-name="ce39">
            <text:p>85,8%</text:p>
          </table:table-cell>
          <table:table-cell office:value-type="float" office:value="153039" table:style-name="ce38">
            <text:p>153.039</text:p>
          </table:table-cell>
          <table:table-cell office:value-type="percentage" office:value="0.74228799254990974" table:style-name="ce39">
            <text:p>74,2%</text:p>
          </table:table-cell>
          <table:table-cell office:value-type="float" office:value="103011" table:style-name="ce38">
            <text:p>103.011</text:p>
          </table:table-cell>
          <table:table-cell office:value-type="percentage" office:value="0.5654135585963872" table:style-name="ce39">
            <text:p>56,5%</text:p>
          </table:table-cell>
          <table:table-cell office:value-type="float" office:value="74592" table:style-name="ce38">
            <text:p>74.592</text:p>
          </table:table-cell>
          <table:table-cell office:value-type="percentage" office:value="0.54074901045366897" table:style-name="ce39">
            <text:p>54,1%</text:p>
          </table:table-cell>
          <table:table-cell office:value-type="float" office:value="49273" table:style-name="ce38">
            <text:p>49.273</text:p>
          </table:table-cell>
          <table:table-cell office:value-type="percentage" office:value="0.51605571847507337" table:style-name="ce39">
            <text:p>51,6%</text:p>
          </table:table-cell>
          <table:table-cell office:value-type="float" office:value="755514" table:style-name="ce38">
            <text:p>755.514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3005903174031062" table:style-name="ce39">
            <text:p>73,0%</text:p>
          </table:table-cell>
          <table:table-cell office:value-type="percentage" office:value="0.64488798106428868" table:style-name="ce39">
            <text:p>64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991" table:style-name="ce38">
            <text:p>90.991</text:p>
          </table:table-cell>
          <table:table-cell office:value-type="percentage" office:value="1" table:style-name="ce39">
            <text:p>100,0%</text:p>
          </table:table-cell>
          <table:table-cell office:value-type="float" office:value="148637" table:style-name="ce38">
            <text:p>148.637</text:p>
          </table:table-cell>
          <table:table-cell office:value-type="percentage" office:value="0.96185878561583116" table:style-name="ce39">
            <text:p>96,2%</text:p>
          </table:table-cell>
          <table:table-cell office:value-type="float" office:value="209480" table:style-name="ce38">
            <text:p>209.480</text:p>
          </table:table-cell>
          <table:table-cell office:value-type="percentage" office:value="0.89105541660286181" table:style-name="ce39">
            <text:p>89,1%</text:p>
          </table:table-cell>
          <table:table-cell office:value-type="float" office:value="308757" table:style-name="ce38">
            <text:p>308.757</text:p>
          </table:table-cell>
          <table:table-cell office:value-type="percentage" office:value="0.88087426393390245" table:style-name="ce39">
            <text:p>88,1%</text:p>
          </table:table-cell>
          <table:table-cell office:value-type="float" office:value="294777" table:style-name="ce38">
            <text:p>294.777</text:p>
          </table:table-cell>
          <table:table-cell office:value-type="percentage" office:value="0.75988337921860982" table:style-name="ce39">
            <text:p>76,0%</text:p>
          </table:table-cell>
          <table:table-cell office:value-type="float" office:value="188440" table:style-name="ce38">
            <text:p>188.440</text:p>
          </table:table-cell>
          <table:table-cell office:value-type="percentage" office:value="0.60604501276798295" table:style-name="ce39">
            <text:p>60,6%</text:p>
          </table:table-cell>
          <table:table-cell office:value-type="float" office:value="138231" table:style-name="ce38">
            <text:p>138.231</text:p>
          </table:table-cell>
          <table:table-cell office:value-type="percentage" office:value="0.54908479908479912" table:style-name="ce39">
            <text:p>54,9%</text:p>
          </table:table-cell>
          <table:table-cell office:value-type="float" office:value="55810" table:style-name="ce38">
            <text:p>55.810</text:p>
          </table:table-cell>
          <table:table-cell office:value-type="percentage" office:value="0.31040562412053596" table:style-name="ce39">
            <text:p>31,0%</text:p>
          </table:table-cell>
          <table:table-cell office:value-type="float" office:value="1435123" table:style-name="ce38">
            <text:p>1.435.123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3191657988121017" table:style-name="ce39">
            <text:p>73,2%</text:p>
          </table:table-cell>
          <table:table-cell office:value-type="percentage" office:value="0.65953798613204706" table:style-name="ce39">
            <text:p>66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63" table:style-name="ce38">
            <text:p>41.863</text:p>
          </table:table-cell>
          <table:table-cell office:value-type="percentage" office:value="1" table:style-name="ce39">
            <text:p>100,0%</text:p>
          </table:table-cell>
          <table:table-cell office:value-type="float" office:value="55608" table:style-name="ce38">
            <text:p>55.608</text:p>
          </table:table-cell>
          <table:table-cell office:value-type="percentage" office:value="1" table:style-name="ce39">
            <text:p>100,0%</text:p>
          </table:table-cell>
          <table:table-cell office:value-type="float" office:value="74607" table:style-name="ce38">
            <text:p>74.607</text:p>
          </table:table-cell>
          <table:table-cell office:value-type="percentage" office:value="0.96460016807809168" table:style-name="ce39">
            <text:p>96,5%</text:p>
          </table:table-cell>
          <table:table-cell office:value-type="float" office:value="80759" table:style-name="ce38">
            <text:p>80.759</text:p>
          </table:table-cell>
          <table:table-cell office:value-type="percentage" office:value="0.89768129474011826" table:style-name="ce39">
            <text:p>89,8%</text:p>
          </table:table-cell>
          <table:table-cell office:value-type="float" office:value="80930" table:style-name="ce38">
            <text:p>80.930</text:p>
          </table:table-cell>
          <table:table-cell office:value-type="percentage" office:value="0.82776749276355488" table:style-name="ce39">
            <text:p>82,8%</text:p>
          </table:table-cell>
          <table:table-cell office:value-type="float" office:value="40205" table:style-name="ce38">
            <text:p>40.205</text:p>
          </table:table-cell>
          <table:table-cell office:value-type="percentage" office:value="0.5705021781391455" table:style-name="ce39">
            <text:p>57,1%</text:p>
          </table:table-cell>
          <table:table-cell office:value-type="float" office:value="14842" table:style-name="ce38">
            <text:p>14.842</text:p>
          </table:table-cell>
          <table:table-cell office:value-type="percentage" office:value="0.29387189387189389" table:style-name="ce39">
            <text:p>29,4%</text:p>
          </table:table-cell>
          <table:table-cell office:value-type="float" office:value="1352" table:style-name="ce38">
            <text:p>1.352</text:p>
          </table:table-cell>
          <table:table-cell office:value-type="percentage" office:value="3.075313331665264E-2" table:style-name="ce39">
            <text:p>3,1%</text:p>
          </table:table-cell>
          <table:table-cell office:value-type="float" office:value="390166" table:style-name="ce38">
            <text:p>390.166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444111827858515" table:style-name="ce39">
            <text:p>74,4%</text:p>
          </table:table-cell>
          <table:table-cell office:value-type="percentage" office:value="0.66934749230148993" table:style-name="ce39">
            <text:p>66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173" table:style-name="ce38">
            <text:p>226.173</text:p>
          </table:table-cell>
          <table:table-cell office:value-type="percentage" office:value="1" table:style-name="ce39">
            <text:p>100,0%</text:p>
          </table:table-cell>
          <table:table-cell office:value-type="float" office:value="248193" table:style-name="ce38">
            <text:p>248.193</text:p>
          </table:table-cell>
          <table:table-cell office:value-type="percentage" office:value="1" table:style-name="ce39">
            <text:p>100,0%</text:p>
          </table:table-cell>
          <table:table-cell office:value-type="float" office:value="309861" table:style-name="ce38">
            <text:p>309.861</text:p>
          </table:table-cell>
          <table:table-cell office:value-type="percentage" office:value="0.97264694341991687" table:style-name="ce39">
            <text:p>97,3%</text:p>
          </table:table-cell>
          <table:table-cell office:value-type="float" office:value="341197" table:style-name="ce38">
            <text:p>341.197</text:p>
          </table:table-cell>
          <table:table-cell office:value-type="percentage" office:value="0.89511903981111041" table:style-name="ce39">
            <text:p>89,5%</text:p>
          </table:table-cell>
          <table:table-cell office:value-type="float" office:value="304711" table:style-name="ce38">
            <text:p>304.711</text:p>
          </table:table-cell>
          <table:table-cell office:value-type="percentage" office:value="0.83871953317460535" table:style-name="ce39">
            <text:p>83,9%</text:p>
          </table:table-cell>
          <table:table-cell office:value-type="float" office:value="186221" table:style-name="ce38">
            <text:p>186.221</text:p>
          </table:table-cell>
          <table:table-cell office:value-type="percentage" office:value="0.69541755824678941" table:style-name="ce39">
            <text:p>69,5%</text:p>
          </table:table-cell>
          <table:table-cell office:value-type="float" office:value="94823" table:style-name="ce38">
            <text:p>94.823</text:p>
          </table:table-cell>
          <table:table-cell office:value-type="percentage" office:value="0.44938532553576677" table:style-name="ce39">
            <text:p>44,9%</text:p>
          </table:table-cell>
          <table:table-cell office:value-type="float" office:value="12017" table:style-name="ce38">
            <text:p>12.017</text:p>
          </table:table-cell>
          <table:table-cell office:value-type="percentage" office:value="7.2679657921157353E-2" table:style-name="ce39">
            <text:p>7,3%</text:p>
          </table:table-cell>
          <table:table-cell office:value-type="float" office:value="1723196" table:style-name="ce38">
            <text:p>1.723.196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9181786308852875" table:style-name="ce39">
            <text:p>79,2%</text:p>
          </table:table-cell>
          <table:table-cell office:value-type="percentage" office:value="0.71952192100105306" table:style-name="ce39">
            <text:p>72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599" table:style-name="ce38">
            <text:p>135.599</text:p>
          </table:table-cell>
          <table:table-cell office:value-type="percentage" office:value="1" table:style-name="ce39">
            <text:p>100,0%</text:p>
          </table:table-cell>
          <table:table-cell office:value-type="float" office:value="156471" table:style-name="ce38">
            <text:p>156.471</text:p>
          </table:table-cell>
          <table:table-cell office:value-type="percentage" office:value="0.98346961992696458" table:style-name="ce39">
            <text:p>98,3%</text:p>
          </table:table-cell>
          <table:table-cell office:value-type="float" office:value="210343" table:style-name="ce38">
            <text:p>210.343</text:p>
          </table:table-cell>
          <table:table-cell office:value-type="percentage" office:value="0.96291498049843438" table:style-name="ce39">
            <text:p>96,3%</text:p>
          </table:table-cell>
          <table:table-cell office:value-type="float" office:value="271837" table:style-name="ce38">
            <text:p>271.837</text:p>
          </table:table-cell>
          <table:table-cell office:value-type="percentage" office:value="0.8840860159100814" table:style-name="ce39">
            <text:p>88,4%</text:p>
          </table:table-cell>
          <table:table-cell office:value-type="float" office:value="266266" table:style-name="ce38">
            <text:p>266.266</text:p>
          </table:table-cell>
          <table:table-cell office:value-type="percentage" office:value="0.80539011811678585" table:style-name="ce39">
            <text:p>80,5%</text:p>
          </table:table-cell>
          <table:table-cell office:value-type="float" office:value="174609" table:style-name="ce38">
            <text:p>174.609</text:p>
          </table:table-cell>
          <table:table-cell office:value-type="percentage" office:value="0.65666921147344315" table:style-name="ce39">
            <text:p>65,7%</text:p>
          </table:table-cell>
          <table:table-cell office:value-type="float" office:value="121529" table:style-name="ce38">
            <text:p>121.529</text:p>
          </table:table-cell>
          <table:table-cell office:value-type="percentage" office:value="0.55724497796771044" table:style-name="ce39">
            <text:p>55,7%</text:p>
          </table:table-cell>
          <table:table-cell office:value-type="float" office:value="24520" table:style-name="ce38">
            <text:p>24.520</text:p>
          </table:table-cell>
          <table:table-cell office:value-type="percentage" office:value="0.14094222058722095" table:style-name="ce39">
            <text:p>14,1%</text:p>
          </table:table-cell>
          <table:table-cell office:value-type="float" office:value="1361174" table:style-name="ce38">
            <text:p>1.361.174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5253540500137106" table:style-name="ce39">
            <text:p>75,3%</text:p>
          </table:table-cell>
          <table:table-cell office:value-type="percentage" office:value="0.66553883418955706" table:style-name="ce39">
            <text:p>66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0150" table:style-name="ce38">
            <text:p>450.150</text:p>
          </table:table-cell>
          <table:table-cell office:value-type="percentage" office:value="1" table:style-name="ce39">
            <text:p>100,0%</text:p>
          </table:table-cell>
          <table:table-cell office:value-type="float" office:value="607477" table:style-name="ce38">
            <text:p>607.477</text:p>
          </table:table-cell>
          <table:table-cell office:value-type="percentage" office:value="0.95621698368624197" table:style-name="ce39">
            <text:p>95,6%</text:p>
          </table:table-cell>
          <table:table-cell office:value-type="float" office:value="766355" table:style-name="ce38">
            <text:p>766.355</text:p>
          </table:table-cell>
          <table:table-cell office:value-type="percentage" office:value="0.91495897724884911" table:style-name="ce39">
            <text:p>91,5%</text:p>
          </table:table-cell>
          <table:table-cell office:value-type="float" office:value="937742" table:style-name="ce38">
            <text:p>937.742</text:p>
          </table:table-cell>
          <table:table-cell office:value-type="percentage" office:value="0.85891113594313873" table:style-name="ce39">
            <text:p>85,9%</text:p>
          </table:table-cell>
          <table:table-cell office:value-type="float" office:value="1034341" table:style-name="ce38">
            <text:p>1.034.341</text:p>
          </table:table-cell>
          <table:table-cell office:value-type="percentage" office:value="0.78552274341088513" table:style-name="ce39">
            <text:p>78,6%</text:p>
          </table:table-cell>
          <table:table-cell office:value-type="float" office:value="599894" table:style-name="ce38">
            <text:p>599.894</text:p>
          </table:table-cell>
          <table:table-cell office:value-type="percentage" office:value="0.57425247833728366" table:style-name="ce39">
            <text:p>57,4%</text:p>
          </table:table-cell>
          <table:table-cell office:value-type="float" office:value="426056" table:style-name="ce38">
            <text:p>426.056</text:p>
          </table:table-cell>
          <table:table-cell office:value-type="percentage" office:value="0.5078534093821333" table:style-name="ce39">
            <text:p>50,8%</text:p>
          </table:table-cell>
          <table:table-cell office:value-type="float" office:value="176002" table:style-name="ce38">
            <text:p>176.002</text:p>
          </table:table-cell>
          <table:table-cell office:value-type="percentage" office:value="0.26822785697521662" table:style-name="ce39">
            <text:p>26,8%</text:p>
          </table:table-cell>
          <table:table-cell office:value-type="float" office:value="4998017" table:style-name="ce38">
            <text:p>4.998.017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2768710434514206" table:style-name="ce39">
            <text:p>72,8%</text:p>
          </table:table-cell>
          <table:table-cell office:value-type="percentage" office:value="0.64237908745721184" table:style-name="ce39">
            <text:p>64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2004" table:style-name="ce38">
            <text:p>292.004</text:p>
          </table:table-cell>
          <table:table-cell office:value-type="percentage" office:value="1" table:style-name="ce39">
            <text:p>100,0%</text:p>
          </table:table-cell>
          <table:table-cell office:value-type="float" office:value="429191" table:style-name="ce38">
            <text:p>429.191</text:p>
          </table:table-cell>
          <table:table-cell office:value-type="percentage" office:value="0.98019695703212428" table:style-name="ce39">
            <text:p>98,0%</text:p>
          </table:table-cell>
          <table:table-cell office:value-type="float" office:value="541537" table:style-name="ce38">
            <text:p>541.537</text:p>
          </table:table-cell>
          <table:table-cell office:value-type="percentage" office:value="0.93251401688914604" table:style-name="ce39">
            <text:p>93,3%</text:p>
          </table:table-cell>
          <table:table-cell office:value-type="float" office:value="697002" table:style-name="ce38">
            <text:p>697.002</text:p>
          </table:table-cell>
          <table:table-cell office:value-type="percentage" office:value="0.92645287864166714" table:style-name="ce39">
            <text:p>92,6%</text:p>
          </table:table-cell>
          <table:table-cell office:value-type="float" office:value="713814" table:style-name="ce38">
            <text:p>713.814</text:p>
          </table:table-cell>
          <table:table-cell office:value-type="percentage" office:value="0.83821519326246963" table:style-name="ce39">
            <text:p>83,8%</text:p>
          </table:table-cell>
          <table:table-cell office:value-type="float" office:value="417617" table:style-name="ce38">
            <text:p>417.617</text:p>
          </table:table-cell>
          <table:table-cell office:value-type="percentage" office:value="0.64371669603042114" table:style-name="ce39">
            <text:p>64,4%</text:p>
          </table:table-cell>
          <table:table-cell office:value-type="float" office:value="188468" table:style-name="ce38">
            <text:p>188.468</text:p>
          </table:table-cell>
          <table:table-cell office:value-type="percentage" office:value="0.36515889530850992" table:style-name="ce39">
            <text:p>36,5%</text:p>
          </table:table-cell>
          <table:table-cell office:value-type="float" office:value="29360" table:style-name="ce38">
            <text:p>29.360</text:p>
          </table:table-cell>
          <table:table-cell office:value-type="percentage" office:value="6.9158671569331809E-2" table:style-name="ce39">
            <text:p>6,9%</text:p>
          </table:table-cell>
          <table:table-cell office:value-type="float" office:value="3308993" table:style-name="ce38">
            <text:p>3.308.993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3722250776937026" table:style-name="ce39">
            <text:p>73,7%</text:p>
          </table:table-cell>
          <table:table-cell office:value-type="percentage" office:value="0.65429346142141942" table:style-name="ce39">
            <text:p>65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7018" table:style-name="ce38">
            <text:p>77.018</text:p>
          </table:table-cell>
          <table:table-cell office:value-type="percentage" office:value="1" table:style-name="ce39">
            <text:p>100,0%</text:p>
          </table:table-cell>
          <table:table-cell office:value-type="float" office:value="95021" table:style-name="ce38">
            <text:p>95.021</text:p>
          </table:table-cell>
          <table:table-cell office:value-type="percentage" office:value="1" table:style-name="ce39">
            <text:p>100,0%</text:p>
          </table:table-cell>
          <table:table-cell office:value-type="float" office:value="129246" table:style-name="ce38">
            <text:p>129.246</text:p>
          </table:table-cell>
          <table:table-cell office:value-type="percentage" office:value="1.0315171153339664" table:style-name="ce39">
            <text:p>103,2%</text:p>
          </table:table-cell>
          <table:table-cell office:value-type="float" office:value="158002" table:style-name="ce38">
            <text:p>158.002</text:p>
          </table:table-cell>
          <table:table-cell office:value-type="percentage" office:value="0.93372967095310133" table:style-name="ce39">
            <text:p>93,4%</text:p>
          </table:table-cell>
          <table:table-cell office:value-type="float" office:value="141203" table:style-name="ce38">
            <text:p>141.203</text:p>
          </table:table-cell>
          <table:table-cell office:value-type="percentage" office:value="0.88531856997755398" table:style-name="ce39">
            <text:p>88,5%</text:p>
          </table:table-cell>
          <table:table-cell office:value-type="float" office:value="101069" table:style-name="ce38">
            <text:p>101.069</text:p>
          </table:table-cell>
          <table:table-cell office:value-type="percentage" office:value="0.75719026963042879" table:style-name="ce39">
            <text:p>75,7%</text:p>
          </table:table-cell>
          <table:table-cell office:value-type="float" office:value="52571" table:style-name="ce38">
            <text:p>52.571</text:p>
          </table:table-cell>
          <table:table-cell office:value-type="percentage" office:value="0.46391634309918817" table:style-name="ce39">
            <text:p>46,4%</text:p>
          </table:table-cell>
          <table:table-cell office:value-type="float" office:value="6468" table:style-name="ce38">
            <text:p>6.468</text:p>
          </table:table-cell>
          <table:table-cell office:value-type="percentage" office:value="7.6318584070796461E-2" table:style-name="ce39">
            <text:p>7,6%</text:p>
          </table:table-cell>
          <table:table-cell office:value-type="float" office:value="760598" table:style-name="ce38">
            <text:p>760.598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977433223170487" table:style-name="ce39">
            <text:p>79,8%</text:p>
          </table:table-cell>
          <table:table-cell office:value-type="percentage" office:value="0.71485647850960587" table:style-name="ce39">
            <text:p>71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793" table:style-name="ce38">
            <text:p>239.793</text:p>
          </table:table-cell>
          <table:table-cell office:value-type="percentage" office:value="1" table:style-name="ce39">
            <text:p>100,0%</text:p>
          </table:table-cell>
          <table:table-cell office:value-type="float" office:value="288927" table:style-name="ce38">
            <text:p>288.927</text:p>
          </table:table-cell>
          <table:table-cell office:value-type="percentage" office:value="0.99711832469405925" table:style-name="ce39">
            <text:p>99,7%</text:p>
          </table:table-cell>
          <table:table-cell office:value-type="float" office:value="338497" table:style-name="ce38">
            <text:p>338.497</text:p>
          </table:table-cell>
          <table:table-cell office:value-type="percentage" office:value="0.97570093996719776" table:style-name="ce39">
            <text:p>97,6%</text:p>
          </table:table-cell>
          <table:table-cell office:value-type="float" office:value="381927" table:style-name="ce38">
            <text:p>381.927</text:p>
          </table:table-cell>
          <table:table-cell office:value-type="percentage" office:value="0.94096415522470434" table:style-name="ce39">
            <text:p>94,1%</text:p>
          </table:table-cell>
          <table:table-cell office:value-type="float" office:value="390489" table:style-name="ce38">
            <text:p>390.489</text:p>
          </table:table-cell>
          <table:table-cell office:value-type="percentage" office:value="0.88102549292565113" table:style-name="ce39">
            <text:p>88,1%</text:p>
          </table:table-cell>
          <table:table-cell office:value-type="float" office:value="227173" table:style-name="ce38">
            <text:p>227.173</text:p>
          </table:table-cell>
          <table:table-cell office:value-type="percentage" office:value="0.70243469549299953" table:style-name="ce39">
            <text:p>70,2%</text:p>
          </table:table-cell>
          <table:table-cell office:value-type="float" office:value="65553" table:style-name="ce38">
            <text:p>65.553</text:p>
          </table:table-cell>
          <table:table-cell office:value-type="percentage" office:value="0.28380256384724284" table:style-name="ce39">
            <text:p>28,4%</text:p>
          </table:table-cell>
          <table:table-cell office:value-type="float" office:value="17117" table:style-name="ce38">
            <text:p>17.117</text:p>
          </table:table-cell>
          <table:table-cell office:value-type="percentage" office:value="9.5090746470970572E-2" table:style-name="ce39">
            <text:p>9,5%</text:p>
          </table:table-cell>
          <table:table-cell office:value-type="float" office:value="1949476" table:style-name="ce38">
            <text:p>1.949.476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942466419800065" table:style-name="ce39">
            <text:p>79,4%</text:p>
          </table:table-cell>
          <table:table-cell office:value-type="percentage" office:value="0.72154204260166943" table:style-name="ce39">
            <text:p>72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101" table:style-name="ce38">
            <text:p>23.101</text:p>
          </table:table-cell>
          <table:table-cell office:value-type="percentage" office:value="1" table:style-name="ce39">
            <text:p>100,0%</text:p>
          </table:table-cell>
          <table:table-cell office:value-type="float" office:value="28457" table:style-name="ce38">
            <text:p>28.457</text:p>
          </table:table-cell>
          <table:table-cell office:value-type="percentage" office:value="1" table:style-name="ce39">
            <text:p>100,0%</text:p>
          </table:table-cell>
          <table:table-cell office:value-type="float" office:value="36439" table:style-name="ce38">
            <text:p>36.439</text:p>
          </table:table-cell>
          <table:table-cell office:value-type="percentage" office:value="0.96609046078795269" table:style-name="ce39">
            <text:p>96,6%</text:p>
          </table:table-cell>
          <table:table-cell office:value-type="float" office:value="43595" table:style-name="ce38">
            <text:p>43.595</text:p>
          </table:table-cell>
          <table:table-cell office:value-type="percentage" office:value="0.91463158778113463" table:style-name="ce39">
            <text:p>91,5%</text:p>
          </table:table-cell>
          <table:table-cell office:value-type="float" office:value="44318" table:style-name="ce38">
            <text:p>44.318</text:p>
          </table:table-cell>
          <table:table-cell office:value-type="percentage" office:value="0.83702570495023321" table:style-name="ce39">
            <text:p>83,7%</text:p>
          </table:table-cell>
          <table:table-cell office:value-type="float" office:value="25177" table:style-name="ce38">
            <text:p>25.177</text:p>
          </table:table-cell>
          <table:table-cell office:value-type="percentage" office:value="0.64032655967852692" table:style-name="ce39">
            <text:p>64,0%</text:p>
          </table:table-cell>
          <table:table-cell office:value-type="float" office:value="12313" table:style-name="ce38">
            <text:p>12.313</text:p>
          </table:table-cell>
          <table:table-cell office:value-type="percentage" office:value="0.40426160614616852" table:style-name="ce39">
            <text:p>40,4%</text:p>
          </table:table-cell>
          <table:table-cell office:value-type="float" office:value="3070" table:style-name="ce38">
            <text:p>3.070</text:p>
          </table:table-cell>
          <table:table-cell office:value-type="percentage" office:value="0.12024126586244713" table:style-name="ce39">
            <text:p>12,0%</text:p>
          </table:table-cell>
          <table:table-cell office:value-type="float" office:value="216470" table:style-name="ce38">
            <text:p>216.470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6229883438391377" table:style-name="ce39">
            <text:p>76,2%</text:p>
          </table:table-cell>
          <table:table-cell office:value-type="percentage" office:value="0.67665059984870934" table:style-name="ce39">
            <text:p>67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474" table:style-name="ce38">
            <text:p>369.474</text:p>
          </table:table-cell>
          <table:table-cell office:value-type="percentage" office:value="1" table:style-name="ce39">
            <text:p>100,0%</text:p>
          </table:table-cell>
          <table:table-cell office:value-type="float" office:value="506215" table:style-name="ce38">
            <text:p>506.215</text:p>
          </table:table-cell>
          <table:table-cell office:value-type="percentage" office:value="0.96223775426217639" table:style-name="ce39">
            <text:p>96,2%</text:p>
          </table:table-cell>
          <table:table-cell office:value-type="float" office:value="668293" table:style-name="ce38">
            <text:p>668.293</text:p>
          </table:table-cell>
          <table:table-cell office:value-type="percentage" office:value="0.95019358104313378" table:style-name="ce39">
            <text:p>95,0%</text:p>
          </table:table-cell>
          <table:table-cell office:value-type="float" office:value="909596" table:style-name="ce38">
            <text:p>909.596</text:p>
          </table:table-cell>
          <table:table-cell office:value-type="percentage" office:value="0.93504512311584398" table:style-name="ce39">
            <text:p>93,5%</text:p>
          </table:table-cell>
          <table:table-cell office:value-type="float" office:value="951397" table:style-name="ce38">
            <text:p>951.397</text:p>
          </table:table-cell>
          <table:table-cell office:value-type="percentage" office:value="0.81596969392892271" table:style-name="ce39">
            <text:p>81,6%</text:p>
          </table:table-cell>
          <table:table-cell office:value-type="float" office:value="589721" table:style-name="ce38">
            <text:p>589.721</text:p>
          </table:table-cell>
          <table:table-cell office:value-type="percentage" office:value="0.62099427151341557" table:style-name="ce39">
            <text:p>62,1%</text:p>
          </table:table-cell>
          <table:table-cell office:value-type="float" office:value="381313" table:style-name="ce38">
            <text:p>381.313</text:p>
          </table:table-cell>
          <table:table-cell office:value-type="percentage" office:value="0.51357015387723493" table:style-name="ce39">
            <text:p>51,4%</text:p>
          </table:table-cell>
          <table:table-cell office:value-type="float" office:value="99403" table:style-name="ce38">
            <text:p>99.403</text:p>
          </table:table-cell>
          <table:table-cell office:value-type="percentage" office:value="0.17957625618290934" table:style-name="ce39">
            <text:p>18,0%</text:p>
          </table:table-cell>
          <table:table-cell office:value-type="float" office:value="4475412" table:style-name="ce38">
            <text:p>4.475.412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4865492894956909" table:style-name="ce39">
            <text:p>74,9%</text:p>
          </table:table-cell>
          <table:table-cell office:value-type="percentage" office:value="0.66010116981283462" table:style-name="ce39">
            <text:p>66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537" table:style-name="ce38">
            <text:p>72.537</text:p>
          </table:table-cell>
          <table:table-cell office:value-type="percentage" office:value="1" table:style-name="ce39">
            <text:p>100,0%</text:p>
          </table:table-cell>
          <table:table-cell office:value-type="float" office:value="100041" table:style-name="ce38">
            <text:p>100.041</text:p>
          </table:table-cell>
          <table:table-cell office:value-type="percentage" office:value="0.97222519169282495" table:style-name="ce39">
            <text:p>97,2%</text:p>
          </table:table-cell>
          <table:table-cell office:value-type="float" office:value="135446" table:style-name="ce38">
            <text:p>135.446</text:p>
          </table:table-cell>
          <table:table-cell office:value-type="percentage" office:value="0.92197210518075812" table:style-name="ce39">
            <text:p>92,2%</text:p>
          </table:table-cell>
          <table:table-cell office:value-type="float" office:value="190457" table:style-name="ce38">
            <text:p>190.457</text:p>
          </table:table-cell>
          <table:table-cell office:value-type="percentage" office:value="0.89309093296319919" table:style-name="ce39">
            <text:p>89,3%</text:p>
          </table:table-cell>
          <table:table-cell office:value-type="float" office:value="203476" table:style-name="ce38">
            <text:p>203.476</text:p>
          </table:table-cell>
          <table:table-cell office:value-type="percentage" office:value="0.80059176021120804" table:style-name="ce39">
            <text:p>80,1%</text:p>
          </table:table-cell>
          <table:table-cell office:value-type="float" office:value="128923" table:style-name="ce38">
            <text:p>128.923</text:p>
          </table:table-cell>
          <table:table-cell office:value-type="percentage" office:value="0.61684760505830061" table:style-name="ce39">
            <text:p>61,7%</text:p>
          </table:table-cell>
          <table:table-cell office:value-type="float" office:value="88073" table:style-name="ce38">
            <text:p>88.073</text:p>
          </table:table-cell>
          <table:table-cell office:value-type="percentage" office:value="0.51131508058148711" table:style-name="ce39">
            <text:p>51,1%</text:p>
          </table:table-cell>
          <table:table-cell office:value-type="float" office:value="10196" table:style-name="ce38">
            <text:p>10.196</text:p>
          </table:table-cell>
          <table:table-cell office:value-type="percentage" office:value="7.1856456227888429E-2" table:style-name="ce39">
            <text:p>7,2%</text:p>
          </table:table-cell>
          <table:table-cell office:value-type="float" office:value="929149" table:style-name="ce38">
            <text:p>929.149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70919987757005565" table:style-name="ce39">
            <text:p>70,9%</text:p>
          </table:table-cell>
          <table:table-cell office:value-type="percentage" office:value="0.61482109854683309" table:style-name="ce39">
            <text:p>61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59" table:style-name="ce38">
            <text:p>41.959</text:p>
          </table:table-cell>
          <table:table-cell office:value-type="percentage" office:value="1" table:style-name="ce39">
            <text:p>100,0%</text:p>
          </table:table-cell>
          <table:table-cell office:value-type="float" office:value="55568" table:style-name="ce38">
            <text:p>55.568</text:p>
          </table:table-cell>
          <table:table-cell office:value-type="percentage" office:value="0.99598508746773728" table:style-name="ce39">
            <text:p>99,6%</text:p>
          </table:table-cell>
          <table:table-cell office:value-type="float" office:value="69818" table:style-name="ce38">
            <text:p>69.818</text:p>
          </table:table-cell>
          <table:table-cell office:value-type="percentage" office:value="0.94547965982341153" table:style-name="ce39">
            <text:p>94,5%</text:p>
          </table:table-cell>
          <table:table-cell office:value-type="float" office:value="88604" table:style-name="ce38">
            <text:p>88.604</text:p>
          </table:table-cell>
          <table:table-cell office:value-type="percentage" office:value="0.91633400210974825" table:style-name="ce39">
            <text:p>91,6%</text:p>
          </table:table-cell>
          <table:table-cell office:value-type="float" office:value="89656" table:style-name="ce38">
            <text:p>89.656</text:p>
          </table:table-cell>
          <table:table-cell office:value-type="percentage" office:value="0.83013277531897556" table:style-name="ce39">
            <text:p>83,0%</text:p>
          </table:table-cell>
          <table:table-cell office:value-type="float" office:value="54591" table:style-name="ce38">
            <text:p>54.591</text:p>
          </table:table-cell>
          <table:table-cell office:value-type="percentage" office:value="0.6711375567057204" table:style-name="ce39">
            <text:p>67,1%</text:p>
          </table:table-cell>
          <table:table-cell office:value-type="float" office:value="38953" table:style-name="ce38">
            <text:p>38.953</text:p>
          </table:table-cell>
          <table:table-cell office:value-type="percentage" office:value="0.57177037004418219" table:style-name="ce39">
            <text:p>57,2%</text:p>
          </table:table-cell>
          <table:table-cell office:value-type="float" office:value="10835" table:style-name="ce38">
            <text:p>10.835</text:p>
          </table:table-cell>
          <table:table-cell office:value-type="percentage" office:value="0.19215081222955238" table:style-name="ce39">
            <text:p>19,2%</text:p>
          </table:table-cell>
          <table:table-cell office:value-type="float" office:value="449984" table:style-name="ce38">
            <text:p>449.984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7402752883785098" table:style-name="ce39">
            <text:p>77,4%</text:p>
          </table:table-cell>
          <table:table-cell office:value-type="percentage" office:value="0.68055965166206134" table:style-name="ce39">
            <text:p>68,1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476" table:style-name="ce38">
            <text:p>161.476</text:p>
          </table:table-cell>
          <table:table-cell office:value-type="percentage" office:value="1.0223235201012979" table:style-name="ce39">
            <text:p>102,2%</text:p>
          </table:table-cell>
          <table:table-cell office:value-type="float" office:value="211588" table:style-name="ce38">
            <text:p>211.588</text:p>
          </table:table-cell>
          <table:table-cell office:value-type="percentage" office:value="0.99299327485791788" table:style-name="ce39">
            <text:p>99,3%</text:p>
          </table:table-cell>
          <table:table-cell office:value-type="float" office:value="270464" table:style-name="ce38">
            <text:p>270.464</text:p>
          </table:table-cell>
          <table:table-cell office:value-type="percentage" office:value="0.96553250582788031" table:style-name="ce39">
            <text:p>96,6%</text:p>
          </table:table-cell>
          <table:table-cell office:value-type="float" office:value="313447" table:style-name="ce38">
            <text:p>313.447</text:p>
          </table:table-cell>
          <table:table-cell office:value-type="percentage" office:value="0.92196530941799004" table:style-name="ce39">
            <text:p>92,2%</text:p>
          </table:table-cell>
          <table:table-cell office:value-type="float" office:value="303934" table:style-name="ce38">
            <text:p>303.934</text:p>
          </table:table-cell>
          <table:table-cell office:value-type="percentage" office:value="0.83928832776907936" table:style-name="ce39">
            <text:p>83,9%</text:p>
          </table:table-cell>
          <table:table-cell office:value-type="float" office:value="158977" table:style-name="ce38">
            <text:p>158.977</text:p>
          </table:table-cell>
          <table:table-cell office:value-type="percentage" office:value="0.61017567157820396" table:style-name="ce39">
            <text:p>61,0%</text:p>
          </table:table-cell>
          <table:table-cell office:value-type="float" office:value="80488" table:style-name="ce38">
            <text:p>80.488</text:p>
          </table:table-cell>
          <table:table-cell office:value-type="percentage" office:value="0.39937678009665861" table:style-name="ce39">
            <text:p>39,9%</text:p>
          </table:table-cell>
          <table:table-cell office:value-type="float" office:value="32822" table:style-name="ce38">
            <text:p>32.822</text:p>
          </table:table-cell>
          <table:table-cell office:value-type="percentage" office:value="0.19466685645825177" table:style-name="ce39">
            <text:p>19,5%</text:p>
          </table:table-cell>
          <table:table-cell office:value-type="float" office:value="1533196" table:style-name="ce38">
            <text:p>1.533.196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7280244442506663" table:style-name="ce39">
            <text:p>77,3%</text:p>
          </table:table-cell>
          <table:table-cell office:value-type="percentage" office:value="0.69047207300684887" table:style-name="ce39">
            <text:p>69,0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2" table:style-name="ce38">
            <text:p>2.352</text:p>
          </table:table-cell>
          <table:table-cell office:value-type="percentage" office:value="0.90287907869481765" table:style-name="ce39">
            <text:p>90,3%</text:p>
          </table:table-cell>
          <table:table-cell office:value-type="float" office:value="3813" table:style-name="ce38">
            <text:p>3.813</text:p>
          </table:table-cell>
          <table:table-cell office:value-type="percentage" office:value="0.88304770727188509" table:style-name="ce39">
            <text:p>88,3%</text:p>
          </table:table-cell>
          <table:table-cell office:value-type="float" office:value="7215" table:style-name="ce38">
            <text:p>7.215</text:p>
          </table:table-cell>
          <table:table-cell office:value-type="percentage" office:value="0.91828942344406261" table:style-name="ce39">
            <text:p>91,8%</text:p>
          </table:table-cell>
          <table:table-cell office:value-type="float" office:value="9946" table:style-name="ce38">
            <text:p>9.946</text:p>
          </table:table-cell>
          <table:table-cell office:value-type="percentage" office:value="0.86067843544479061" table:style-name="ce39">
            <text:p>86,1%</text:p>
          </table:table-cell>
          <table:table-cell office:value-type="float" office:value="9998" table:style-name="ce38">
            <text:p>9.998</text:p>
          </table:table-cell>
          <table:table-cell office:value-type="percentage" office:value="0.79085587723461481" table:style-name="ce39">
            <text:p>79,1%</text:p>
          </table:table-cell>
          <table:table-cell office:value-type="float" office:value="7545" table:style-name="ce38">
            <text:p>7.545</text:p>
          </table:table-cell>
          <table:table-cell office:value-type="percentage" office:value="0.63435345552379352" table:style-name="ce39">
            <text:p>63,4%</text:p>
          </table:table-cell>
          <table:table-cell office:value-type="float" office:value="6671" table:style-name="ce38">
            <text:p>6.671</text:p>
          </table:table-cell>
          <table:table-cell office:value-type="percentage" office:value="0.60827938360536149" table:style-name="ce39">
            <text:p>60,8%</text:p>
          </table:table-cell>
          <table:table-cell office:value-type="float" office:value="3074" table:style-name="ce38">
            <text:p>3.074</text:p>
          </table:table-cell>
          <table:table-cell office:value-type="percentage" office:value="0.33683979837825989" table:style-name="ce39">
            <text:p>33,7%</text:p>
          </table:table-cell>
          <table:table-cell office:value-type="float" office:value="50614" table:style-name="ce38">
            <text:p>50.614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1322482914112595" table:style-name="ce39">
            <text:p>71,3%</text:p>
          </table:table-cell>
          <table:table-cell office:value-type="percentage" office:value="0.60110211158879834" table:style-name="ce39">
            <text:p>60,1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45" table:style-name="ce38">
            <text:p>1.945</text:p>
          </table:table-cell>
          <table:table-cell office:value-type="percentage" office:value="0.82801191996594292" table:style-name="ce39">
            <text:p>82,8%</text:p>
          </table:table-cell>
          <table:table-cell office:value-type="float" office:value="3199" table:style-name="ce38">
            <text:p>3.199</text:p>
          </table:table-cell>
          <table:table-cell office:value-type="percentage" office:value="0.85352187833511206" table:style-name="ce39">
            <text:p>85,4%</text:p>
          </table:table-cell>
          <table:table-cell office:value-type="float" office:value="6855" table:style-name="ce38">
            <text:p>6.855</text:p>
          </table:table-cell>
          <table:table-cell office:value-type="percentage" office:value="0.87581448830969721" table:style-name="ce39">
            <text:p>87,6%</text:p>
          </table:table-cell>
          <table:table-cell office:value-type="float" office:value="9209" table:style-name="ce38">
            <text:p>9.209</text:p>
          </table:table-cell>
          <table:table-cell office:value-type="percentage" office:value="0.81502787857332504" table:style-name="ce39">
            <text:p>81,5%</text:p>
          </table:table-cell>
          <table:table-cell office:value-type="float" office:value="9398" table:style-name="ce38">
            <text:p>9.398</text:p>
          </table:table-cell>
          <table:table-cell office:value-type="percentage" office:value="0.78303616063989334" table:style-name="ce39">
            <text:p>78,3%</text:p>
          </table:table-cell>
          <table:table-cell office:value-type="float" office:value="7501" table:style-name="ce38">
            <text:p>7.501</text:p>
          </table:table-cell>
          <table:table-cell office:value-type="percentage" office:value="0.61823127008983758" table:style-name="ce39">
            <text:p>61,8%</text:p>
          </table:table-cell>
          <table:table-cell office:value-type="float" office:value="6762" table:style-name="ce38">
            <text:p>6.762</text:p>
          </table:table-cell>
          <table:table-cell office:value-type="percentage" office:value="0.56373488953730722" table:style-name="ce39">
            <text:p>56,4%</text:p>
          </table:table-cell>
          <table:table-cell office:value-type="float" office:value="3279" table:style-name="ce38">
            <text:p>3.279</text:p>
          </table:table-cell>
          <table:table-cell office:value-type="percentage" office:value="0.34249007729266762" table:style-name="ce39">
            <text:p>34,2%</text:p>
          </table:table-cell>
          <table:table-cell office:value-type="float" office:value="48148" table:style-name="ce38">
            <text:p>48.148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7883880609640901" table:style-name="ce39">
            <text:p>67,9%</text:p>
          </table:table-cell>
          <table:table-cell office:value-type="percentage" office:value="0.55294225733841706" table:style-name="ce39">
            <text:p>55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4" table:style-name="ce38">
            <text:p>24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391" table:style-name="ce38">
            <text:p>3.391</text:p>
          </table:table-cell>
          <table:table-cell office:value-type="string" table:style-name="ce39">
            <text:p>-</text:p>
          </table:table-cell>
          <table:table-cell office:value-type="float" office:value="9001" table:style-name="ce38">
            <text:p>9.001</text:p>
          </table:table-cell>
          <table:table-cell office:value-type="string" table:style-name="ce39">
            <text:p>-</text:p>
          </table:table-cell>
          <table:table-cell office:value-type="float" office:value="20598" table:style-name="ce38">
            <text:p>20.598</text:p>
          </table:table-cell>
          <table:table-cell office:value-type="string" table:style-name="ce39">
            <text:p>-</text:p>
          </table:table-cell>
          <table:table-cell office:value-type="float" office:value="29194" table:style-name="ce38">
            <text:p>29.194</text:p>
          </table:table-cell>
          <table:table-cell office:value-type="string" table:style-name="ce39">
            <text:p>-</text:p>
          </table:table-cell>
          <table:table-cell office:value-type="float" office:value="21836" table:style-name="ce38">
            <text:p>21.836</text:p>
          </table:table-cell>
          <table:table-cell office:value-type="string" table:style-name="ce39">
            <text:p>-</text:p>
          </table:table-cell>
          <table:table-cell office:value-type="float" office:value="844" table:style-name="ce38">
            <text:p>844</text:p>
          </table:table-cell>
          <table:table-cell office:value-type="string" table:style-name="ce39">
            <text:p>-</text:p>
          </table:table-cell>
          <table:table-cell office:value-type="float" office:value="84906" table:style-name="ce38">
            <text:p>84.906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49" table:style-name="ce41">
            <text:p>149</text:p>
          </table:table-cell>
          <table:table-cell office:value-type="string" table:style-name="ce42">
            <text:p>-</text:p>
          </table:table-cell>
          <table:table-cell office:value-type="float" office:value="446" table:style-name="ce41">
            <text:p>446</text:p>
          </table:table-cell>
          <table:table-cell office:value-type="string" table:style-name="ce42">
            <text:p>-</text:p>
          </table:table-cell>
          <table:table-cell office:value-type="float" office:value="814" table:style-name="ce41">
            <text:p>814</text:p>
          </table:table-cell>
          <table:table-cell office:value-type="string" table:style-name="ce42">
            <text:p>-</text:p>
          </table:table-cell>
          <table:table-cell office:value-type="float" office:value="860" table:style-name="ce41">
            <text:p>860</text:p>
          </table:table-cell>
          <table:table-cell office:value-type="string" table:style-name="ce42">
            <text:p>-</text:p>
          </table:table-cell>
          <table:table-cell office:value-type="float" office:value="777" table:style-name="ce41">
            <text:p>777</text:p>
          </table:table-cell>
          <table:table-cell office:value-type="string" table:style-name="ce42">
            <text:p>-</text:p>
          </table:table-cell>
          <table:table-cell office:value-type="float" office:value="70" table:style-name="ce41">
            <text:p>70</text:p>
          </table:table-cell>
          <table:table-cell office:value-type="string" table:style-name="ce42">
            <text:p>-</text:p>
          </table:table-cell>
          <table:table-cell office:value-type="float" office:value="3151" table:style-name="ce41">
            <text:p>3.151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90272" table:style-name="ce45">
            <text:p>2.890.272</text:p>
          </table:table-cell>
          <table:table-cell office:value-type="percentage" office:value="1" table:style-name="ce46">
            <text:p>100,0%</text:p>
          </table:table-cell>
          <table:table-cell office:value-type="float" office:value="3893407" table:style-name="ce45">
            <text:p>3.893.407</text:p>
          </table:table-cell>
          <table:table-cell office:value-type="percentage" office:value="0.98317241344479667" table:style-name="ce46">
            <text:p>98,3%</text:p>
          </table:table-cell>
          <table:table-cell office:value-type="float" office:value="5065872" table:style-name="ce45">
            <text:p>5.065.872</text:p>
          </table:table-cell>
          <table:table-cell office:value-type="percentage" office:value="0.94920091602263901" table:style-name="ce46">
            <text:p>94,9%</text:p>
          </table:table-cell>
          <table:table-cell office:value-type="float" office:value="6396170" table:style-name="ce45">
            <text:p>6.396.170</text:p>
          </table:table-cell>
          <table:table-cell office:value-type="percentage" office:value="0.90941159107822123" table:style-name="ce46">
            <text:p>90,9%</text:p>
          </table:table-cell>
          <table:table-cell office:value-type="float" office:value="6510695" table:style-name="ce45">
            <text:p>6.510.695</text:p>
          </table:table-cell>
          <table:table-cell office:value-type="percentage" office:value="0.82500151740991878" table:style-name="ce46">
            <text:p>82,5%</text:p>
          </table:table-cell>
          <table:table-cell office:value-type="float" office:value="4015547" table:style-name="ce45">
            <text:p>4.015.547</text:p>
          </table:table-cell>
          <table:table-cell office:value-type="percentage" office:value="0.64450838894370077" table:style-name="ce46">
            <text:p>64,5%</text:p>
          </table:table-cell>
          <table:table-cell office:value-type="float" office:value="2448433" table:style-name="ce45">
            <text:p>2.448.433</text:p>
          </table:table-cell>
          <table:table-cell office:value-type="percentage" office:value="0.49516911241263267" table:style-name="ce46">
            <text:p>49,5%</text:p>
          </table:table-cell>
          <table:table-cell office:value-type="float" office:value="710478" table:style-name="ce45">
            <text:p>710.478</text:p>
          </table:table-cell>
          <table:table-cell office:value-type="percentage" office:value="0.18270387477929562" table:style-name="ce46">
            <text:p>18,3%</text:p>
          </table:table-cell>
          <table:table-cell office:value-type="float" office:value="31930874" table:style-name="ce45">
            <text:p>31.930.874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5809603871354936" table:style-name="ce46">
            <text:p>75,8%</text:p>
          </table:table-cell>
          <table:table-cell office:value-type="percentage" office:value="0.67292600682454318" table:style-name="ce46">
            <text:p>67,3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8-25T15:21:24Z</meta:creation-date>
    <dc:date>2021-08-25T15:21:38Z</dc:date>
  </office:meta>
</office:document-meta>
</file>